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ext-properties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/>
    </style:style>
    <style:style style:name="T1" style:family="text">
      <style:text-properties fo:color="#a020f0" style:font-name="lucidatypewriter" fo:font-size="10pt" style:font-name-asian="lucidatypewriter" style:font-size-asian="10pt" style:font-size-complex="10pt"/>
    </style:style>
    <style:style style:name="T2" style:family="text">
      <style:text-properties style:font-name="lucidatypewriter" fo:font-size="10pt" style:font-name-asian="lucidatypewriter" style:font-size-asian="10pt" style:font-size-complex="10pt" fo:color="#000000"/>
    </style:style>
    <style:style style:name="T3" style:family="text">
      <style:text-properties style:font-name="lucidatypewriter" fo:font-size="10pt" style:font-name-asian="lucidatypewriter" style:font-size-asian="10pt" style:font-size-complex="10pt" fo:color="#a020f0"/>
    </style:style>
    <style:style style:name="T4" style:family="text">
      <style:text-properties fo:color="#000000" style:font-name="lucidatypewriter" fo:font-size="10pt" style:font-name-asian="lucidatypewriter" style:font-size-asian="10pt" style:font-size-complex="10pt"/>
    </style:style>
    <style:style style:name="T5" style:family="text">
      <style:text-properties style:font-name="lucidatypewriter" fo:font-size="10pt" style:font-name-asian="lucidatypewriter" style:font-size-asian="10pt" style:font-size-complex="10pt" fo:color="#228b22"/>
    </style:style>
  </office:automatic-styles>
  <office:body>
    <office:spreadsheet>
      <table:table table:name="PVC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PVC </text:p>
          </table:table-cell>
          <table:table-cell table:style-name="ce1" table:number-columns-repeated="3"/>
          <table:table-cell table:style-name="ce1" office:value-type="string" calcext:value-type="string">
            <text:p>bg, br, gr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NMI</text:p>
          </table:table-cell>
          <table:table-cell table:style-name="ce1" office:value-type="string" calcext:value-type="string">
            <text:p>PURITY</text:p>
          </table:table-cell>
          <table:table-cell table:style-name="ce1"/>
          <table:table-cell/>
          <table:table-cell table:style-name="ce3"/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6393" calcext:value-type="float">
            <text:p>0.6393</text:p>
          </table:table-cell>
          <table:table-cell office:value-type="float" office:value="0.6371" calcext:value-type="float">
            <text:p>0.6371</text:p>
          </table:table-cell>
          <table:table-cell office:value-type="float" office:value="0.742" calcext:value-type="float">
            <text:p>0.742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66" calcext:value-type="float">
            <text:p>0.66</text:p>
          </table:table-cell>
          <table:table-cell office:value-type="float" office:value="0.6266" calcext:value-type="float">
            <text:p>0.6266</text:p>
          </table:table-cell>
          <table:table-cell office:value-type="float" office:value="0.7447" calcext:value-type="float">
            <text:p>0.7447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0.6118" calcext:value-type="float">
            <text:p>0.6118</text:p>
          </table:table-cell>
          <table:table-cell office:value-type="float" office:value="0.7293" calcext:value-type="float">
            <text:p>0.7293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6547" calcext:value-type="float">
            <text:p>0.6547</text:p>
          </table:table-cell>
          <table:table-cell office:value-type="float" office:value="0.567" calcext:value-type="float">
            <text:p>0.567</text:p>
          </table:table-cell>
          <table:table-cell office:value-type="float" office:value="0.7133" calcext:value-type="float">
            <text:p>0.7133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59" calcext:value-type="float">
            <text:p>0.59</text:p>
          </table:table-cell>
          <table:table-cell office:value-type="float" office:value="0.4825" calcext:value-type="float">
            <text:p>0.4825</text:p>
          </table:table-cell>
          <table:table-cell office:value-type="float" office:value="0.6613" calcext:value-type="float">
            <text:p>0.6613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5053" calcext:value-type="float">
            <text:p>0.5053</text:p>
          </table:table-cell>
          <table:table-cell office:value-type="float" office:value="0.408" calcext:value-type="float">
            <text:p>0.408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6478" calcext:value-type="float">
            <text:p>0.6478</text:p>
          </table:table-cell>
          <table:table-cell office:value-type="float" office:value="0.5817" calcext:value-type="float">
            <text:p>0.5817</text:p>
          </table:table-cell>
          <table:table-cell office:value-type="float" office:value="0.7497" calcext:value-type="float">
            <text:p>0.7497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6158" calcext:value-type="float">
            <text:p>0.6158</text:p>
          </table:table-cell>
          <table:table-cell office:value-type="float" office:value="0.5661" calcext:value-type="float">
            <text:p>0.5661</text:p>
          </table:table-cell>
          <table:table-cell office:value-type="float" office:value="0.7238" calcext:value-type="float">
            <text:p>0.7238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5872" calcext:value-type="float">
            <text:p>0.5872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7155" calcext:value-type="float">
            <text:p>0.7155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6095" calcext:value-type="float">
            <text:p>0.6095</text:p>
          </table:table-cell>
          <table:table-cell office:value-type="float" office:value="0.5153" calcext:value-type="float">
            <text:p>0.5153</text:p>
          </table:table-cell>
          <table:table-cell office:value-type="float" office:value="0.7043" calcext:value-type="float">
            <text:p>0.7043</text:p>
          </table:table-cell>
          <table:table-cell table:number-columns-repeated="2"/>
          <table:table-cell table:style-name="ce4" office:value-type="string" calcext:value-type="string">
            <text:p>3Sourc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739" calcext:value-type="float">
            <text:p>0.5739</text:p>
          </table:table-cell>
          <table:table-cell office:value-type="float" office:value="0.4739" calcext:value-type="float">
            <text:p>0.4739</text:p>
          </table:table-cell>
          <table:table-cell office:value-type="float" office:value="0.6632" calcext:value-type="float">
            <text:p>0.6632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5704" calcext:value-type="float">
            <text:p>0.5704</text:p>
          </table:table-cell>
          <table:table-cell office:value-type="float" office:value="0.4518" calcext:value-type="float">
            <text:p>0.4518</text:p>
          </table:table-cell>
          <table:table-cell office:value-type="float" office:value="0.6513" calcext:value-type="float">
            <text:p>0.6513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5912" calcext:value-type="float">
            <text:p>0.5912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7272" calcext:value-type="float">
            <text:p>0.7272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5928" calcext:value-type="float">
            <text:p>0.5928</text:p>
          </table:table-cell>
          <table:table-cell office:value-type="float" office:value="0.5544" calcext:value-type="float">
            <text:p>0.5544</text:p>
          </table:table-cell>
          <table:table-cell office:value-type="float" office:value="0.7382" calcext:value-type="float">
            <text:p>0.7382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6392" calcext:value-type="float">
            <text:p>0.6392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7476" calcext:value-type="float">
            <text:p>0.7476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6667" calcext:value-type="float">
            <text:p>0.6667</text:p>
          </table:table-cell>
          <table:table-cell office:value-type="float" office:value="0.5493" calcext:value-type="float">
            <text:p>0.5493</text:p>
          </table:table-cell>
          <table:table-cell office:value-type="float" office:value="0.7303" calcext:value-type="float">
            <text:p>0.7303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6038" calcext:value-type="float">
            <text:p>0.6038</text:p>
          </table:table-cell>
          <table:table-cell office:value-type="float" office:value="0.4785" calcext:value-type="float">
            <text:p>0.4785</text:p>
          </table:table-cell>
          <table:table-cell office:value-type="float" office:value="0.6918" calcext:value-type="float">
            <text:p>0.6918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5322" calcext:value-type="float">
            <text:p>0.5322</text:p>
          </table:table-cell>
          <table:table-cell office:value-type="float" office:value="0.3884" calcext:value-type="float">
            <text:p>0.3884</text:p>
          </table:table-cell>
          <table:table-cell office:value-type="float" office:value="0.6305" calcext:value-type="float">
            <text:p>0.6305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/>
          <table:table-cell table:style-name="ce1" office:value-type="string" calcext:value-type="string">
            <text:p>Lamda = 0.01</text:p>
          </table:table-cell>
        </table:table-row>
        <table:table-row table:style-name="ro1">
          <table:table-cell table:style-name="ce1" office:value-type="string" calcext:value-type="string">
            <text:p>BBCSports</text:p>
          </table:table-cell>
          <table:table-cell table:number-columns-repeated="5"/>
          <table:table-cell table:style-name="ce3"/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6994" calcext:value-type="float">
            <text:p>0.6994</text:p>
          </table:table-cell>
          <table:table-cell office:value-type="float" office:value="0.5157" calcext:value-type="float">
            <text:p>0.5157</text:p>
          </table:table-cell>
          <table:table-cell office:value-type="float" office:value="0.7206" calcext:value-type="float">
            <text:p>0.7206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6195" calcext:value-type="float">
            <text:p>0.6195</text:p>
          </table:table-cell>
          <table:table-cell office:value-type="float" office:value="0.441" calcext:value-type="float">
            <text:p>0.441</text:p>
          </table:table-cell>
          <table:table-cell office:value-type="float" office:value="0.6578" calcext:value-type="float">
            <text:p>0.6578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6081" calcext:value-type="float">
            <text:p>0.6081</text:p>
          </table:table-cell>
          <table:table-cell office:value-type="float" office:value="0.462" calcext:value-type="float">
            <text:p>0.462</text:p>
          </table:table-cell>
          <table:table-cell office:value-type="float" office:value="0.6734" calcext:value-type="float">
            <text:p>0.6734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6161" calcext:value-type="float">
            <text:p>0.6161</text:p>
          </table:table-cell>
          <table:table-cell office:value-type="float" office:value="0.4463" calcext:value-type="float">
            <text:p>0.4463</text:p>
          </table:table-cell>
          <table:table-cell office:value-type="float" office:value="0.6706" calcext:value-type="float">
            <text:p>0.6706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5659" calcext:value-type="float">
            <text:p>0.5659</text:p>
          </table:table-cell>
          <table:table-cell office:value-type="float" office:value="0.3573" calcext:value-type="float">
            <text:p>0.3573</text:p>
          </table:table-cell>
          <table:table-cell office:value-type="float" office:value="0.6314" calcext:value-type="float">
            <text:p>0.6314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4908" calcext:value-type="float">
            <text:p>0.4908</text:p>
          </table:table-cell>
          <table:table-cell office:value-type="float" office:value="0.2988" calcext:value-type="float">
            <text:p>0.2988</text:p>
          </table:table-cell>
          <table:table-cell office:value-type="float" office:value="0.576" calcext:value-type="float">
            <text:p>0.576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AT&amp;T (ORL)</text:p>
          </table:table-cell>
          <table:table-cell table:number-columns-repeated="5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5567" calcext:value-type="float">
            <text:p>0.5567</text:p>
          </table:table-cell>
          <table:table-cell office:value-type="float" office:value="0.7587" calcext:value-type="float">
            <text:p>0.7587</text:p>
          </table:table-cell>
          <table:table-cell office:value-type="float" office:value="0.6092" calcext:value-type="float">
            <text:p>0.6092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5533" calcext:value-type="float">
            <text:p>0.5533</text:p>
          </table:table-cell>
          <table:table-cell office:value-type="float" office:value="0.7356" calcext:value-type="float">
            <text:p>0.7356</text:p>
          </table:table-cell>
          <table:table-cell office:value-type="float" office:value="0.59" calcext:value-type="float">
            <text:p>0.59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515" calcext:value-type="float">
            <text:p>0.515</text:p>
          </table:table-cell>
          <table:table-cell office:value-type="float" office:value="0.6798" calcext:value-type="float">
            <text:p>0.6798</text:p>
          </table:table-cell>
          <table:table-cell office:value-type="float" office:value="0.5475" calcext:value-type="float">
            <text:p>0.5475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4117" calcext:value-type="float">
            <text:p>0.4117</text:p>
          </table:table-cell>
          <table:table-cell office:value-type="float" office:value="0.6003" calcext:value-type="float">
            <text:p>0.6003</text:p>
          </table:table-cell>
          <table:table-cell office:value-type="float" office:value="0.4525" calcext:value-type="float">
            <text:p>0.4525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3825" calcext:value-type="float">
            <text:p>0.3825</text:p>
          </table:table-cell>
          <table:table-cell office:value-type="float" office:value="0.5532" calcext:value-type="float">
            <text:p>0.5532</text:p>
          </table:table-cell>
          <table:table-cell office:value-type="float" office:value="0.41" calcext:value-type="float">
            <text:p>0.41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3092" calcext:value-type="float">
            <text:p>0.3092</text:p>
          </table:table-cell>
          <table:table-cell office:value-type="float" office:value="0.494" calcext:value-type="float">
            <text:p>0.494</text:p>
          </table:table-cell>
          <table:table-cell office:value-type="float" office:value="0.3475" calcext:value-type="float">
            <text:p>0.3475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Digit</text:p>
          </table:table-cell>
          <table:table-cell table:number-columns-repeated="5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711" calcext:value-type="float">
            <text:p>0.711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7387" calcext:value-type="float">
            <text:p>0.7387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6822" calcext:value-type="float">
            <text:p>0.6822</text:p>
          </table:table-cell>
          <table:table-cell office:value-type="float" office:value="0.6189" calcext:value-type="float">
            <text:p>0.6189</text:p>
          </table:table-cell>
          <table:table-cell office:value-type="float" office:value="0.6978" calcext:value-type="float">
            <text:p>0.6978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6305" calcext:value-type="float">
            <text:p>0.6305</text:p>
          </table:table-cell>
          <table:table-cell office:value-type="float" office:value="0.5722" calcext:value-type="float">
            <text:p>0.5722</text:p>
          </table:table-cell>
          <table:table-cell office:value-type="float" office:value="0.6382" calcext:value-type="float">
            <text:p>0.6382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5153" calcext:value-type="float">
            <text:p>0.5153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5383" calcext:value-type="float">
            <text:p>0.5383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4573" calcext:value-type="float">
            <text:p>0.4573</text:p>
          </table:table-cell>
          <table:table-cell office:value-type="float" office:value="0.4455" calcext:value-type="float">
            <text:p>0.4455</text:p>
          </table:table-cell>
          <table:table-cell office:value-type="float" office:value="0.487" calcext:value-type="float">
            <text:p>0.487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4175" calcext:value-type="float">
            <text:p>0.4175</text:p>
          </table:table-cell>
          <table:table-cell office:value-type="float" office:value="0.4496" calcext:value-type="float">
            <text:p>0.4496</text:p>
          </table:table-cell>
          <table:table-cell office:value-type="float" office:value="0.4768" calcext:value-type="float">
            <text:p>0.4768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CiteSeer</text:p>
          </table:table-cell>
          <table:table-cell office:value-type="float" office:value="0.225" calcext:value-type="float">
            <text:p>0.225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275" calcext:value-type="float">
            <text:p>0.2275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275" calcext:value-type="float">
            <text:p>0.2275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275" calcext:value-type="float">
            <text:p>0.2275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275" calcext:value-type="float">
            <text:p>0.2275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275" calcext:value-type="float">
            <text:p>0.2275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275" calcext:value-type="float">
            <text:p>0.2275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Digit</text:p>
          </table:table-cell>
          <table:table-cell office:value-type="string" calcext:value-type="string">
            <text:p>Averaged over 6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7019" calcext:value-type="float">
            <text:p>0.7019</text:p>
          </table:table-cell>
          <table:table-cell office:value-type="float" office:value="0.638" calcext:value-type="float">
            <text:p>0.638</text:p>
          </table:table-cell>
          <table:table-cell office:value-type="float" office:value="0.7237" calcext:value-type="float">
            <text:p>0.7237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6617" calcext:value-type="float">
            <text:p>0.6617</text:p>
          </table:table-cell>
          <table:table-cell office:value-type="float" office:value="0.6087" calcext:value-type="float">
            <text:p>0.6087</text:p>
          </table:table-cell>
          <table:table-cell office:value-type="float" office:value="0.6806" calcext:value-type="float">
            <text:p>0.6806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626" calcext:value-type="float">
            <text:p>0.626</text:p>
          </table:table-cell>
          <table:table-cell office:value-type="float" office:value="0.5581" calcext:value-type="float">
            <text:p>0.5581</text:p>
          </table:table-cell>
          <table:table-cell office:value-type="float" office:value="0.6384" calcext:value-type="float">
            <text:p>0.6384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5387" calcext:value-type="float">
            <text:p>0.5387</text:p>
          </table:table-cell>
          <table:table-cell office:value-type="float" office:value="0.4949" calcext:value-type="float">
            <text:p>0.4949</text:p>
          </table:table-cell>
          <table:table-cell office:value-type="float" office:value="0.5538" calcext:value-type="float">
            <text:p>0.5538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4883" calcext:value-type="float">
            <text:p>0.4883</text:p>
          </table:table-cell>
          <table:table-cell office:value-type="float" office:value="0.4674" calcext:value-type="float">
            <text:p>0.4674</text:p>
          </table:table-cell>
          <table:table-cell office:value-type="float" office:value="0.5127" calcext:value-type="float">
            <text:p>0.51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576" calcext:value-type="float">
            <text:p>0.4576</text:p>
          </table:table-cell>
          <table:table-cell office:value-type="float" office:value="0.4589" calcext:value-type="float">
            <text:p>0.4589</text:p>
          </table:table-cell>
          <table:table-cell office:value-type="float" office:value="0.4967" calcext:value-type="float">
            <text:p>0.4967</text:p>
          </table:table-cell>
          <table:table-cell table:number-columns-repeated="5"/>
        </table:table-row>
        <table:table-row table:style-name="ro1" table:number-rows-repeated="38">
          <table:table-cell table:number-columns-repeated="9"/>
        </table:table-row>
        <table:table-row table:style-name="ro1">
          <table:table-cell office:value-type="string" calcext:value-type="string">
            <text:p>WebKB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513" calcext:value-type="float">
            <text:p>0.5513</text:p>
          </table:table-cell>
          <table:table-cell office:value-type="float" office:value="0.4007" calcext:value-type="float">
            <text:p>0.4007</text:p>
          </table:table-cell>
          <table:table-cell office:value-type="float" office:value="0.6897" calcext:value-type="float">
            <text:p>0.68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974" calcext:value-type="float">
            <text:p>0.4974</text:p>
          </table:table-cell>
          <table:table-cell office:value-type="float" office:value="0.3317" calcext:value-type="float">
            <text:p>0.3317</text:p>
          </table:table-cell>
          <table:table-cell office:value-type="float" office:value="0.6564" calcext:value-type="float">
            <text:p>0.65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95" calcext:value-type="float">
            <text:p>0.5795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6026" calcext:value-type="float">
            <text:p>0.60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103" calcext:value-type="float">
            <text:p>0.4103</text:p>
          </table:table-cell>
          <table:table-cell office:value-type="float" office:value="0.181" calcext:value-type="float">
            <text:p>0.181</text:p>
          </table:table-cell>
          <table:table-cell office:value-type="float" office:value="0.5513" calcext:value-type="float">
            <text:p>0.55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538" calcext:value-type="float">
            <text:p>0.4538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5282" calcext:value-type="float">
            <text:p>0.52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385" calcext:value-type="float">
            <text:p>0.4385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5103" calcext:value-type="float">
            <text:p>0.510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float" office:value="0.5187" calcext:value-type="float">
            <text:p>0.5187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7112" calcext:value-type="float">
            <text:p>0.7112</text:p>
          </table:table-cell>
          <table:table-cell table:number-columns-repeated="2"/>
          <table:table-cell table:style-name="ce5" office:value-type="string" calcext:value-type="string">
            <text:p><text:span text:style-name="T1">'cornell'</text:span><text:span text:style-name="T2">,</text:span><text:span text:style-name="T3">'texas'</text:span><text:span text:style-name="T2">,</text:span><text:span text:style-name="T3">'washington'</text:span><text:span text:style-name="T2">,</text:span><text:span text:style-name="T3">'wisconsin'</text:span>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107" calcext:value-type="float">
            <text:p>0.5107</text:p>
          </table:table-cell>
          <table:table-cell office:value-type="float" office:value="0.301" calcext:value-type="float">
            <text:p>0.301</text:p>
          </table:table-cell>
          <table:table-cell office:value-type="float" office:value="0.6979" calcext:value-type="float">
            <text:p>0.69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481" calcext:value-type="float">
            <text:p>0.5481</text:p>
          </table:table-cell>
          <table:table-cell office:value-type="float" office:value="0.2714" calcext:value-type="float">
            <text:p>0.2714</text:p>
          </table:table-cell>
          <table:table-cell office:value-type="float" office:value="0.6711" calcext:value-type="float">
            <text:p>0.67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16" calcext:value-type="float">
            <text:p>0.516</text:p>
          </table:table-cell>
          <table:table-cell office:value-type="float" office:value="0.2642" calcext:value-type="float">
            <text:p>0.2642</text:p>
          </table:table-cell>
          <table:table-cell office:value-type="float" office:value="0.6845" calcext:value-type="float">
            <text:p>0.68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09" calcext:value-type="float">
            <text:p>0.5909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6604" calcext:value-type="float">
            <text:p>0.66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053" calcext:value-type="float">
            <text:p>0.5053</text:p>
          </table:table-cell>
          <table:table-cell office:value-type="float" office:value="0.1706" calcext:value-type="float">
            <text:p>0.1706</text:p>
          </table:table-cell>
          <table:table-cell office:value-type="float" office:value="0.631" calcext:value-type="float">
            <text:p>0.631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0.5565" calcext:value-type="float">
            <text:p>0.5565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6913" calcext:value-type="float">
            <text:p>0.69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652" calcext:value-type="float">
            <text:p>0.5652</text:p>
          </table:table-cell>
          <table:table-cell office:value-type="float" office:value="0.3881" calcext:value-type="float">
            <text:p>0.3881</text:p>
          </table:table-cell>
          <table:table-cell office:value-type="float" office:value="0.7152" calcext:value-type="float">
            <text:p>0.71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22" calcext:value-type="float">
            <text:p>0.6022</text:p>
          </table:table-cell>
          <table:table-cell office:value-type="float" office:value="0.3182" calcext:value-type="float">
            <text:p>0.3182</text:p>
          </table:table-cell>
          <table:table-cell office:value-type="float" office:value="0.6761" calcext:value-type="float">
            <text:p>0.6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087" calcext:value-type="float">
            <text:p>0.5087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6609" calcext:value-type="float">
            <text:p>0.66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52" calcext:value-type="float">
            <text:p>0.6152</text:p>
          </table:table-cell>
          <table:table-cell office:value-type="float" office:value="0.2982" calcext:value-type="float">
            <text:p>0.2982</text:p>
          </table:table-cell>
          <table:table-cell office:value-type="float" office:value="0.6717" calcext:value-type="float">
            <text:p>0.67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543" calcext:value-type="float">
            <text:p>0.5543</text:p>
          </table:table-cell>
          <table:table-cell office:value-type="float" office:value="0.175" calcext:value-type="float">
            <text:p>0.175</text:p>
          </table:table-cell>
          <table:table-cell office:value-type="float" office:value="0.6174" calcext:value-type="float">
            <text:p>0.617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0.6189" calcext:value-type="float">
            <text:p>0.6189</text:p>
          </table:table-cell>
          <table:table-cell office:value-type="float" office:value="0.4446" calcext:value-type="float">
            <text:p>0.4446</text:p>
          </table:table-cell>
          <table:table-cell office:value-type="float" office:value="0.7491" calcext:value-type="float">
            <text:p>0.74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849" calcext:value-type="float">
            <text:p>0.5849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7245" calcext:value-type="float">
            <text:p>0.72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7" calcext:value-type="float">
            <text:p>0.617</text:p>
          </table:table-cell>
          <table:table-cell office:value-type="float" office:value="0.3754" calcext:value-type="float">
            <text:p>0.3754</text:p>
          </table:table-cell>
          <table:table-cell office:value-type="float" office:value="0.7208" calcext:value-type="float">
            <text:p>0.72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64" calcext:value-type="float">
            <text:p>0.6264</text:p>
          </table:table-cell>
          <table:table-cell office:value-type="float" office:value="0.3384" calcext:value-type="float">
            <text:p>0.3384</text:p>
          </table:table-cell>
          <table:table-cell office:value-type="float" office:value="0.7038" calcext:value-type="float">
            <text:p>0.70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13" calcext:value-type="float">
            <text:p>0.6113</text:p>
          </table:table-cell>
          <table:table-cell office:value-type="float" office:value="0.3133" calcext:value-type="float">
            <text:p>0.3133</text:p>
          </table:table-cell>
          <table:table-cell office:value-type="float" office:value="0.6981" calcext:value-type="float">
            <text:p>0.69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472" calcext:value-type="float">
            <text:p>0.5472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6377" calcext:value-type="float">
            <text:p>0.6377</text:p>
          </table:table-cell>
          <table:table-cell table:number-columns-repeated="5"/>
        </table:table-row>
        <table:table-row table:style-name="ro1" table:number-rows-repeated="63"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table table:name="GPVC-A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DIGIT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8643" calcext:value-type="float">
            <text:p>0.8643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8643" calcext:value-type="float">
            <text:p>0.8643</text:p>
          </table:table-cell>
          <table:table-cell/>
          <table:table-cell table:style-name="ce6" office:value-type="string" calcext:value-type="string">
            <text:p>options.rounds = 30;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8043" calcext:value-type="float">
            <text:p>0.8043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809" calcext:value-type="float">
            <text:p>0.809</text:p>
          </table:table-cell>
          <table:table-cell/>
          <table:table-cell table:style-name="ce5" office:value-type="string" calcext:value-type="string">
            <text:p><text:span text:style-name="T4">options.Gaplpha=1;                            </text:span><text:span text:style-name="T5">%Graph regularisation parameter</text:span>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313" calcext:value-type="float">
            <text:p>0.6313</text:p>
          </table:table-cell>
          <table:table-cell office:value-type="float" office:value="0.6118" calcext:value-type="float">
            <text:p>0.6118</text:p>
          </table:table-cell>
          <table:table-cell office:value-type="float" office:value="0.6388" calcext:value-type="float">
            <text:p>0.6388</text:p>
          </table:table-cell>
          <table:table-cell/>
          <table:table-cell table:style-name="ce6" office:value-type="string" calcext:value-type="string">
            <text:p>options.alpha=0.1;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852" calcext:value-type="float">
            <text:p>0.4852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4975" calcext:value-type="float">
            <text:p>0.4975</text:p>
          </table:table-cell>
          <table:table-cell/>
          <table:table-cell table:style-name="ce6" office:value-type="string" calcext:value-type="string">
            <text:p>options.beta=10;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717" calcext:value-type="float">
            <text:p>0.3717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3882" calcext:value-type="float">
            <text:p>0.38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408" calcext:value-type="float">
            <text:p>0.4408</text:p>
          </table:table-cell>
          <table:table-cell office:value-type="float" office:value="0.4158" calcext:value-type="float">
            <text:p>0.4158</text:p>
          </table:table-cell>
          <table:table-cell office:value-type="float" office:value="0.4723" calcext:value-type="float">
            <text:p>0.472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ORL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117" calcext:value-type="float">
            <text:p>0.6117</text:p>
          </table:table-cell>
          <table:table-cell office:value-type="float" office:value="0.8024" calcext:value-type="float">
            <text:p>0.8024</text:p>
          </table:table-cell>
          <table:table-cell office:value-type="float" office:value="0.6633" calcext:value-type="float">
            <text:p>0.6633</text:p>
          </table:table-cell>
          <table:table-cell table:number-columns-repeated="3"/>
          <table:table-cell table:style-name="ce6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4642" calcext:value-type="float">
            <text:p>0.4642</text:p>
          </table:table-cell>
          <table:table-cell office:value-type="float" office:value="0.6964" calcext:value-type="float">
            <text:p>0.6964</text:p>
          </table:table-cell>
          <table:table-cell office:value-type="float" office:value="0.4917" calcext:value-type="float">
            <text:p>0.4917</text:p>
          </table:table-cell>
          <table:table-cell table:number-columns-repeated="3"/>
          <table:table-cell table:style-name="ce6" office:value-type="string" calcext:value-type="string">
            <text:p>options.rounds = 30;</text:p>
          </table:table-cell>
        </table:table-row>
        <table:table-row table:style-name="ro2">
          <table:table-cell/>
          <table:table-cell office:value-type="float" office:value="0.3642" calcext:value-type="float">
            <text:p>0.3642</text:p>
          </table:table-cell>
          <table:table-cell office:value-type="float" office:value="0.6068" calcext:value-type="float">
            <text:p>0.6068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table:style-name="ce5" office:value-type="string" calcext:value-type="string">
            <text:p><text:span text:style-name="T4">options.Gaplpha=1;                            </text:span><text:span text:style-name="T5">%Graph regularisation parameter</text:span></text:p>
          </table:table-cell>
        </table:table-row>
        <table:table-row table:style-name="ro1">
          <table:table-cell/>
          <table:table-cell office:value-type="float" office:value="0.2808" calcext:value-type="float">
            <text:p>0.2808</text:p>
          </table:table-cell>
          <table:table-cell office:value-type="float" office:value="0.5117" calcext:value-type="float">
            <text:p>0.5117</text:p>
          </table:table-cell>
          <table:table-cell office:value-type="float" office:value="0.3108" calcext:value-type="float">
            <text:p>0.3108</text:p>
          </table:table-cell>
          <table:table-cell table:number-columns-repeated="3"/>
          <table:table-cell table:style-name="ce6" office:value-type="string" calcext:value-type="string">
            <text:p>options.alpha=0.1;</text:p>
          </table:table-cell>
        </table:table-row>
        <table:table-row table:style-name="ro1">
          <table:table-cell/>
          <table:table-cell office:value-type="float" office:value="0.2525" calcext:value-type="float">
            <text:p>0.2525</text:p>
          </table:table-cell>
          <table:table-cell office:value-type="float" office:value="0.4572" calcext:value-type="float">
            <text:p>0.4572</text:p>
          </table:table-cell>
          <table:table-cell office:value-type="float" office:value="0.2842" calcext:value-type="float">
            <text:p>0.2842</text:p>
          </table:table-cell>
          <table:table-cell table:number-columns-repeated="3"/>
          <table:table-cell table:style-name="ce6" office:value-type="string" calcext:value-type="string">
            <text:p>options.beta=10;</text:p>
          </table:table-cell>
        </table:table-row>
        <table:table-row table:style-name="ro1">
          <table:table-cell/>
          <table:table-cell office:value-type="float" office:value="0.2833" calcext:value-type="float">
            <text:p>0.2833</text:p>
          </table:table-cell>
          <table:table-cell office:value-type="float" office:value="0.486" calcext:value-type="float">
            <text:p>0.486</text:p>
          </table:table-cell>
          <table:table-cell office:value-type="float" office:value="0.3142" calcext:value-type="float">
            <text:p>0.3142</text:p>
          </table:table-cell>
          <table:table-cell table:number-columns-repeated="3"/>
          <table:table-cell table:style-name="ce6" office:value-type="string" calcext:value-type="string">
            <text:p>options.alphas = 0.1*[options.alpha options.alpha];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BBCSports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268" calcext:value-type="float">
            <text:p>0.6268</text:p>
          </table:table-cell>
          <table:table-cell office:value-type="float" office:value="0.5301" calcext:value-type="float">
            <text:p>0.5301</text:p>
          </table:table-cell>
          <table:table-cell office:value-type="float" office:value="0.6988" calcext:value-type="float">
            <text:p>0.6988</text:p>
          </table:table-cell>
          <table:table-cell/>
          <table:table-cell table:style-name="ce6" office:value-type="string" calcext:value-type="string">
            <text:p>options.beta=0.01;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4105" calcext:value-type="float">
            <text:p>0.4105</text:p>
          </table:table-cell>
          <table:table-cell office:value-type="float" office:value="0.1768" calcext:value-type="float">
            <text:p>0.1768</text:p>
          </table:table-cell>
          <table:table-cell office:value-type="float" office:value="0.4638" calcext:value-type="float">
            <text:p>0.4638</text:p>
          </table:table-cell>
          <table:table-cell/>
          <table:table-cell table:style-name="ce5" office:value-type="string" calcext:value-type="string">
            <text:p><text:span text:style-name="T4">options.Gaplpha=0.1;                            </text:span><text:span text:style-name="T5">%Graph regularisation parameter</text:span>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968" calcext:value-type="float">
            <text:p>0.3968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4464" calcext:value-type="float">
            <text:p>0.4464</text:p>
          </table:table-cell>
          <table:table-cell/>
          <table:table-cell table:style-name="ce6" office:value-type="string" calcext:value-type="string">
            <text:p>options.alpha=0.01;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937" calcext:value-type="float">
            <text:p>0.3937</text:p>
          </table:table-cell>
          <table:table-cell office:value-type="float" office:value="0.1662" calcext:value-type="float">
            <text:p>0.1662</text:p>
          </table:table-cell>
          <table:table-cell office:value-type="float" office:value="0.4663" calcext:value-type="float">
            <text:p>0.46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203" calcext:value-type="float">
            <text:p>0.4203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4917" calcext:value-type="float">
            <text:p>0.49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326" calcext:value-type="float">
            <text:p>0.4326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519" calcext:value-type="float">
            <text:p>0.519</text:p>
          </table:table-cell>
          <table:table-cell table:number-columns-repeated="4"/>
        </table:table-row>
      </table:table>
      <table:table table:name="GPVC_B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Digit</text:p>
          </table:table-cell>
          <table:table-cell table:style-name="ce1" table:number-columns-repeated="3"/>
          <table:table-cell table:number-columns-repeated="9"/>
        </table:table-row>
        <table:table-row table:style-name="ro3"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NMI</text:p>
          </table:table-cell>
          <table:table-cell table:style-name="ce1" office:value-type="string" calcext:value-type="string">
            <text:p>Purity</text:p>
          </table:table-cell>
          <table:table-cell table:number-columns-repeated="2"/>
          <table:table-cell table:style-name="ce9"/>
          <table:table-cell table:number-columns-repeated="6"/>
        </table:table-row>
        <table:table-row table:style-name="ro2">
          <table:table-cell/>
          <table:table-cell office:value-type="float" office:value="0.9513" calcext:value-type="float">
            <text:p>0.9513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9513" calcext:value-type="float">
            <text:p>0.9513</text:p>
          </table:table-cell>
          <table:table-cell table:number-columns-repeated="2"/>
          <table:table-cell table:style-name="ce5" office:value-type="string" calcext:value-type="string">
            <text:p><text:span text:style-name="T4">options.Gaplpha=1;                            </text:span><text:span text:style-name="T5">%Graph regularisation parameter</text:span>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52" calcext:value-type="float">
            <text:p>0.9352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9352" calcext:value-type="float">
            <text:p>0.9352</text:p>
          </table:table-cell>
          <table:table-cell table:number-columns-repeated="2"/>
          <table:table-cell table:style-name="ce6" office:value-type="string" calcext:value-type="string">
            <text:p>options.alpha=0.1;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8973" calcext:value-type="float">
            <text:p>0.8973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973" calcext:value-type="float">
            <text:p>0.8973</text:p>
          </table:table-cell>
          <table:table-cell table:number-columns-repeated="2"/>
          <table:table-cell table:style-name="ce5" office:value-type="string" calcext:value-type="string">
            <text:p><text:span text:style-name="T4">options.WeightMode=</text:span><text:span text:style-name="T3">'Binary'</text:span><text:span text:style-name="T2">;</text:span>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102" calcext:value-type="float">
            <text:p>0.8102</text:p>
          </table:table-cell>
          <table:table-cell office:value-type="float" office:value="0.7635" calcext:value-type="float">
            <text:p>0.7635</text:p>
          </table:table-cell>
          <table:table-cell office:value-type="float" office:value="0.8242" calcext:value-type="float">
            <text:p>0.8242</text:p>
          </table:table-cell>
          <table:table-cell table:number-columns-repeated="2"/>
          <table:table-cell table:style-name="ce6" office:value-type="string" calcext:value-type="string">
            <text:p>options.gamma = 2;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093" calcext:value-type="float">
            <text:p>0.609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528" calcext:value-type="float">
            <text:p>0.6528</text:p>
          </table:table-cell>
          <table:table-cell table:number-columns-repeated="2"/>
          <table:table-cell table:style-name="ce10" office:value-type="string" calcext:value-type="string">
            <text:p>options.beta=10;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788" calcext:value-type="float">
            <text:p>0.4788</text:p>
          </table:table-cell>
          <table:table-cell office:value-type="float" office:value="0.5719" calcext:value-type="float">
            <text:p>0.5719</text:p>
          </table:table-cell>
          <table:table-cell office:value-type="float" office:value="0.5198" calcext:value-type="float">
            <text:p>0.5198</text:p>
          </table:table-cell>
          <table:table-cell table:number-columns-repeated="2"/>
          <table:table-cell table:style-name="ce6" office:value-type="string" calcext:value-type="string">
            <text:p>options.delta = 0.1;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AT&amp;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68" calcext:value-type="float">
            <text:p>0.68</text:p>
          </table:table-cell>
          <table:table-cell office:value-type="float" office:value="0.8244" calcext:value-type="float">
            <text:p>0.8244</text:p>
          </table:table-cell>
          <table:table-cell office:value-type="float" office:value="0.7133" calcext:value-type="float">
            <text:p>0.7133</text:p>
          </table:table-cell>
          <table:table-cell/>
          <table:table-cell table:style-name="ce8" office:value-type="string" calcext:value-type="string">
            <text:p>options.Gaplpha=1</text:p>
          </table:table-cell>
          <table:table-cell table:number-columns-repeated="2"/>
          <table:table-cell office:value-type="float" office:value="0.6992" calcext:value-type="float">
            <text:p>0.6992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7267" calcext:value-type="float">
            <text:p>0.7267</text:p>
          </table:table-cell>
          <table:table-cell/>
          <table:table-cell table:style-name="ce6" office:value-type="string" calcext:value-type="string">
            <text:p>options.delta = 0.01;</text:p>
          </table:table-cell>
        </table:table-row>
        <table:table-row table:style-name="ro2">
          <table:table-cell/>
          <table:table-cell office:value-type="float" office:value="0.6075" calcext:value-type="float">
            <text:p>0.6075</text:p>
          </table:table-cell>
          <table:table-cell office:value-type="float" office:value="0.7605" calcext:value-type="float">
            <text:p>0.7605</text:p>
          </table:table-cell>
          <table:table-cell office:value-type="float" office:value="0.6258" calcext:value-type="float">
            <text:p>0.6258</text:p>
          </table:table-cell>
          <table:table-cell/>
          <table:table-cell table:style-name="ce6" office:value-type="string" calcext:value-type="string">
            <text:p>options.alpha=0.1;</text:p>
          </table:table-cell>
          <table:table-cell table:number-columns-repeated="2"/>
          <table:table-cell office:value-type="float" office:value="0.6292" calcext:value-type="float">
            <text:p>0.6292</text:p>
          </table:table-cell>
          <table:table-cell office:value-type="float" office:value="0.781" calcext:value-type="float">
            <text:p>0.781</text:p>
          </table:table-cell>
          <table:table-cell office:value-type="float" office:value="0.6533" calcext:value-type="float">
            <text:p>0.6533</text:p>
          </table:table-cell>
          <table:table-cell/>
          <table:table-cell table:style-name="ce5" office:value-type="string" calcext:value-type="string">
            <text:p><text:span text:style-name="T4">options.Gaplpha=1;                            </text:span><text:span text:style-name="T5">%Graph regularisation parameter</text:span></text:p>
          </table:table-cell>
        </table:table-row>
        <table:table-row table:style-name="ro2">
          <table:table-cell/>
          <table:table-cell office:value-type="float" office:value="0.4775" calcext:value-type="float">
            <text:p>0.4775</text:p>
          </table:table-cell>
          <table:table-cell office:value-type="float" office:value="0.6695" calcext:value-type="float">
            <text:p>0.6695</text:p>
          </table:table-cell>
          <table:table-cell office:value-type="float" office:value="0.505" calcext:value-type="float">
            <text:p>0.505</text:p>
          </table:table-cell>
          <table:table-cell/>
          <table:table-cell table:style-name="ce5" office:value-type="string" calcext:value-type="string">
            <text:p><text:span text:style-name="T4">options.WeightMode=</text:span><text:span text:style-name="T3">'Binary'</text:span><text:span text:style-name="T2">;</text:span></text:p>
          </table:table-cell>
          <table:table-cell table:number-columns-repeated="2"/>
          <table:table-cell office:value-type="float" office:value="0.4975" calcext:value-type="float">
            <text:p>0.4975</text:p>
          </table:table-cell>
          <table:table-cell office:value-type="float" office:value="0.6874" calcext:value-type="float">
            <text:p>0.6874</text:p>
          </table:table-cell>
          <table:table-cell office:value-type="float" office:value="0.5333" calcext:value-type="float">
            <text:p>0.5333</text:p>
          </table:table-cell>
          <table:table-cell/>
          <table:table-cell table:style-name="ce6" office:value-type="string" calcext:value-type="string">
            <text:p>options.alpha=0.1;</text:p>
          </table:table-cell>
        </table:table-row>
        <table:table-row table:style-name="ro1">
          <table:table-cell/>
          <table:table-cell office:value-type="float" office:value="0.3733" calcext:value-type="float">
            <text:p>0.3733</text:p>
          </table:table-cell>
          <table:table-cell office:value-type="float" office:value="0.6094" calcext:value-type="float">
            <text:p>0.6094</text:p>
          </table:table-cell>
          <table:table-cell office:value-type="float" office:value="0.4083" calcext:value-type="float">
            <text:p>0.4083</text:p>
          </table:table-cell>
          <table:table-cell/>
          <table:table-cell table:style-name="ce6" office:value-type="string" calcext:value-type="string">
            <text:p>options.gamma = 2;</text:p>
          </table:table-cell>
          <table:table-cell table:number-columns-repeated="2"/>
          <table:table-cell office:value-type="float" office:value="0.3608" calcext:value-type="float">
            <text:p>0.3608</text:p>
          </table:table-cell>
          <table:table-cell office:value-type="float" office:value="0.5937" calcext:value-type="float">
            <text:p>0.5937</text:p>
          </table:table-cell>
          <table:table-cell office:value-type="float" office:value="0.3992" calcext:value-type="float">
            <text:p>0.3992</text:p>
          </table:table-cell>
          <table:table-cell/>
          <table:table-cell table:style-name="ce6" office:value-type="string" calcext:value-type="string">
            <text:p>options.gamma = 2;</text:p>
          </table:table-cell>
        </table:table-row>
        <table:table-row table:style-name="ro1">
          <table:table-cell/>
          <table:table-cell office:value-type="float" office:value="0.3383" calcext:value-type="float">
            <text:p>0.3383</text:p>
          </table:table-cell>
          <table:table-cell office:value-type="float" office:value="0.5799" calcext:value-type="float">
            <text:p>0.5799</text:p>
          </table:table-cell>
          <table:table-cell office:value-type="float" office:value="0.3725" calcext:value-type="float">
            <text:p>0.3725</text:p>
          </table:table-cell>
          <table:table-cell/>
          <table:table-cell table:style-name="ce6" office:value-type="string" calcext:value-type="string">
            <text:p>options.beta=10;</text:p>
          </table:table-cell>
          <table:table-cell table:number-columns-repeated="2"/>
          <table:table-cell office:value-type="float" office:value="0.3458" calcext:value-type="float">
            <text:p>0.3458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3775" calcext:value-type="float">
            <text:p>0.3775</text:p>
          </table:table-cell>
          <table:table-cell/>
          <table:table-cell table:style-name="ce6" office:value-type="string" calcext:value-type="string">
            <text:p>options.beta=10;</text:p>
          </table:table-cell>
        </table:table-row>
        <table:table-row table:style-name="ro1">
          <table:table-cell/>
          <table:table-cell office:value-type="float" office:value="0.3208" calcext:value-type="float">
            <text:p>0.3208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3433" calcext:value-type="float">
            <text:p>0.3433</text:p>
          </table:table-cell>
          <table:table-cell/>
          <table:table-cell table:style-name="ce6" office:value-type="string" calcext:value-type="string">
            <text:p>options.delta = 0.1;</text:p>
          </table:table-cell>
          <table:table-cell table:number-columns-repeated="2"/>
          <table:table-cell office:value-type="float" office:value="0.3192" calcext:value-type="float">
            <text:p>0.3192</text:p>
          </table:table-cell>
          <table:table-cell office:value-type="float" office:value="0.55" calcext:value-type="float">
            <text:p>0.55</text:p>
          </table:table-cell>
          <table:table-cell office:value-type="float" office:value="0.3425" calcext:value-type="float">
            <text:p>0.3425</text:p>
          </table:table-cell>
          <table:table-cell/>
          <table:table-cell office:value-type="string" calcext:value-type="string">
            <text:p>Rounds <text:s/>= 5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BBCSports</text:p>
          </table:table-cell>
          <table:table-cell table:number-columns-repeated="6"/>
          <table:table-cell table:style-name="ce6" office:value-type="string" calcext:value-type="string">
            <text:p><text:s/></text:p>
          </table:table-cell>
          <table:table-cell/>
          <table:table-cell table:style-name="ce6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963" calcext:value-type="float">
            <text:p>0.4963</text:p>
          </table:table-cell>
          <table:table-cell office:value-type="float" office:value="0.3468" calcext:value-type="float">
            <text:p>0.3468</text:p>
          </table:table-cell>
          <table:table-cell office:value-type="float" office:value="0.5913" calcext:value-type="float">
            <text:p>0.5913</text:p>
          </table:table-cell>
          <table:table-cell table:number-columns-repeated="2"/>
          <table:table-cell table:style-name="ce6" office:value-type="string" calcext:value-type="string">
            <text:p><text:s/>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float" office:value="0.4975" calcext:value-type="float">
            <text:p>0.4975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5711" calcext:value-type="float">
            <text:p>0.5711</text:p>
          </table:table-cell>
          <table:table-cell table:number-columns-repeated="2"/>
          <table:table-cell table:style-name="ce6" office:value-type="string" calcext:value-type="string">
            <text:p>options.gamma = 2;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4645" calcext:value-type="float">
            <text:p>0.4645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4969" calcext:value-type="float">
            <text:p>0.4969</text:p>
          </table:table-cell>
          <table:table-cell table:number-columns-repeated="2"/>
          <table:table-cell table:style-name="ce5" office:value-type="string" calcext:value-type="string">
            <text:p><text:span text:style-name="T4">options.Gaplpha=0.01;                            </text:span><text:span text:style-name="T5">%Graph regularisation parameter</text:span>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252" calcext:value-type="float">
            <text:p>0.4252</text:p>
          </table:table-cell>
          <table:table-cell office:value-type="float" office:value="0.2046" calcext:value-type="float">
            <text:p>0.2046</text:p>
          </table:table-cell>
          <table:table-cell office:value-type="float" office:value="0.4828" calcext:value-type="float">
            <text:p>0.4828</text:p>
          </table:table-cell>
          <table:table-cell table:number-columns-repeated="2"/>
          <table:table-cell table:style-name="ce6" office:value-type="string" calcext:value-type="string">
            <text:p>options.alpha=0.01;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02" calcext:value-type="float">
            <text:p>0.402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4718" calcext:value-type="float">
            <text:p>0.4718</text:p>
          </table:table-cell>
          <table:table-cell table:number-columns-repeated="2"/>
          <table:table-cell table:style-name="ce6" office:value-type="string" calcext:value-type="string">
            <text:p>options.delta = 0.01;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038" calcext:value-type="float">
            <text:p>0.4038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4479" calcext:value-type="float">
            <text:p>0.4479</text:p>
          </table:table-cell>
          <table:table-cell table:number-columns-repeated="2"/>
          <table:table-cell table:style-name="ce6" office:value-type="string" calcext:value-type="string">
            <text:p>options.beta=0.01;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3Source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0.5187" calcext:value-type="float">
            <text:p>0.5187</text:p>
          </table:table-cell>
          <table:table-cell office:value-type="float" office:value="0.4103" calcext:value-type="float">
            <text:p>0.4103</text:p>
          </table:table-cell>
          <table:table-cell office:value-type="float" office:value="0.5707" calcext:value-type="float">
            <text:p>0.57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787" calcext:value-type="float">
            <text:p>0.4787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52" calcext:value-type="float">
            <text:p>0.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933" calcext:value-type="float">
            <text:p>0.4933</text:p>
          </table:table-cell>
          <table:table-cell office:value-type="float" office:value="0.4128" calcext:value-type="float">
            <text:p>0.4128</text:p>
          </table:table-cell>
          <table:table-cell office:value-type="float" office:value="0.556" calcext:value-type="float">
            <text:p>0.5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5187" calcext:value-type="float">
            <text:p>0.5187</text:p>
          </table:table-cell>
          <table:table-cell office:value-type="float" office:value="0.4051" calcext:value-type="float">
            <text:p>0.4051</text:p>
          </table:table-cell>
          <table:table-cell office:value-type="float" office:value="0.5547" calcext:value-type="float">
            <text:p>0.55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613" calcext:value-type="float">
            <text:p>0.4613</text:p>
          </table:table-cell>
          <table:table-cell office:value-type="float" office:value="0.3365" calcext:value-type="float">
            <text:p>0.3365</text:p>
          </table:table-cell>
          <table:table-cell office:value-type="float" office:value="0.492" calcext:value-type="float">
            <text:p>0.4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867" calcext:value-type="float">
            <text:p>0.3867</text:p>
          </table:table-cell>
          <table:table-cell office:value-type="float" office:value="0.2785" calcext:value-type="float">
            <text:p>0.2785</text:p>
          </table:table-cell>
          <table:table-cell office:value-type="float" office:value="0.4773" calcext:value-type="float">
            <text:p>0.4773</text:p>
          </table:table-cell>
          <table:table-cell table:number-columns-repeated="5"/>
          <table:table-cell table:style-name="ce6" office:value-type="string" calcext:value-type="string">
            <text:p>options.gamma = 2;</text:p>
          </table:table-cell>
          <table:table-cell table:number-columns-repeated="3"/>
        </table:table-row>
        <table:table-row table:style-name="ro2">
          <table:table-cell table:number-columns-repeated="9"/>
          <table:table-cell table:style-name="ce5" office:value-type="string" calcext:value-type="string">
            <text:p><text:span text:style-name="T4">options.Gaplpha=0.01;                            </text:span><text:span text:style-name="T5">%Graph regularisation parameter</text:span>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784" calcext:value-type="float">
            <text:p>0.4784</text:p>
          </table:table-cell>
          <table:table-cell office:value-type="float" office:value="0.4128" calcext:value-type="float">
            <text:p>0.4128</text:p>
          </table:table-cell>
          <table:table-cell office:value-type="float" office:value="0.5914" calcext:value-type="float">
            <text:p>0.5914</text:p>
          </table:table-cell>
          <table:table-cell table:number-columns-repeated="5"/>
          <table:table-cell table:style-name="ce6" office:value-type="string" calcext:value-type="string">
            <text:p>options.alpha=0.01;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007" calcext:value-type="float">
            <text:p>0.5007</text:p>
          </table:table-cell>
          <table:table-cell office:value-type="float" office:value="0.422" calcext:value-type="float">
            <text:p>0.422</text:p>
          </table:table-cell>
          <table:table-cell office:value-type="float" office:value="0.5997" calcext:value-type="float">
            <text:p>0.5997</text:p>
          </table:table-cell>
          <table:table-cell table:number-columns-repeated="5"/>
          <table:table-cell table:style-name="ce6" office:value-type="string" calcext:value-type="string">
            <text:p>options.delta = 0.01;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895" calcext:value-type="float">
            <text:p>0.4895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5802" calcext:value-type="float">
            <text:p>0.5802</text:p>
          </table:table-cell>
          <table:table-cell table:number-columns-repeated="5"/>
          <table:table-cell table:style-name="ce6" office:value-type="string" calcext:value-type="string">
            <text:p>options.beta=0.01;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603" calcext:value-type="float">
            <text:p>0.4603</text:p>
          </table:table-cell>
          <table:table-cell office:value-type="float" office:value="0.3656" calcext:value-type="float">
            <text:p>0.3656</text:p>
          </table:table-cell>
          <table:table-cell office:value-type="float" office:value="0.5607" calcext:value-type="float">
            <text:p>0.56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491" calcext:value-type="float">
            <text:p>0.4491</text:p>
          </table:table-cell>
          <table:table-cell office:value-type="float" office:value="0.3441" calcext:value-type="float">
            <text:p>0.3441</text:p>
          </table:table-cell>
          <table:table-cell office:value-type="float" office:value="0.5342" calcext:value-type="float">
            <text:p>0.53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212" calcext:value-type="float">
            <text:p>0.4212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5314" calcext:value-type="float">
            <text:p>0.5314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0.5723" calcext:value-type="float">
            <text:p>0.5723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6698" calcext:value-type="float">
            <text:p>0.66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522" calcext:value-type="float">
            <text:p>0.522</text:p>
          </table:table-cell>
          <table:table-cell office:value-type="float" office:value="0.4668" calcext:value-type="float">
            <text:p>0.4668</text:p>
          </table:table-cell>
          <table:table-cell office:value-type="float" office:value="0.673" calcext:value-type="float">
            <text:p>0.6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5299" calcext:value-type="float">
            <text:p>0.5299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6038" calcext:value-type="float">
            <text:p>0.60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5063" calcext:value-type="float">
            <text:p>0.5063</text:p>
          </table:table-cell>
          <table:table-cell office:value-type="float" office:value="0.3848" calcext:value-type="float">
            <text:p>0.3848</text:p>
          </table:table-cell>
          <table:table-cell office:value-type="float" office:value="0.6305" calcext:value-type="float">
            <text:p>0.63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686" calcext:value-type="float">
            <text:p>0.4686</text:p>
          </table:table-cell>
          <table:table-cell office:value-type="float" office:value="0.3589" calcext:value-type="float">
            <text:p>0.3589</text:p>
          </table:table-cell>
          <table:table-cell office:value-type="float" office:value="0.577" calcext:value-type="float">
            <text:p>0.5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387" calcext:value-type="float">
            <text:p>0.4387</text:p>
          </table:table-cell>
          <table:table-cell office:value-type="float" office:value="0.294" calcext:value-type="float">
            <text:p>0.294</text:p>
          </table:table-cell>
          <table:table-cell office:value-type="float" office:value="0.544" calcext:value-type="float">
            <text:p>0.544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CiteSeer</text:p>
          </table:table-cell>
          <table:table-cell table:number-columns-repeated="6"/>
          <table:table-cell table:style-name="ce6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517" calcext:value-type="float">
            <text:p>0.2517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2712" calcext:value-type="float">
            <text:p>0.2712</text:p>
          </table:table-cell>
          <table:table-cell table:number-columns-repeated="3"/>
          <table:table-cell table:style-name="ce6" office:value-type="string" calcext:value-type="string">
            <text:p>options.gamma = 2;</text:p>
          </table:table-cell>
          <table:table-cell table:number-columns-repeated="5"/>
        </table:table-row>
        <table:table-row table:style-name="ro2">
          <table:table-cell/>
          <table:table-cell office:value-type="float" office:value="0.2525" calcext:value-type="float">
            <text:p>0.252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2679" calcext:value-type="float">
            <text:p>0.2679</text:p>
          </table:table-cell>
          <table:table-cell table:number-columns-repeated="3"/>
          <table:table-cell table:style-name="ce5" office:value-type="string" calcext:value-type="string">
            <text:p><text:span text:style-name="T4">options.Gaplpha=0.1;                            </text:span><text:span text:style-name="T5">%Graph regularisation parameter</text:span>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367" calcext:value-type="float">
            <text:p>0.2367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2508" calcext:value-type="float">
            <text:p>0.2508</text:p>
          </table:table-cell>
          <table:table-cell table:number-columns-repeated="3"/>
          <table:table-cell table:style-name="ce6" office:value-type="string" calcext:value-type="string">
            <text:p>options.alpha=0.0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446" calcext:value-type="float">
            <text:p>0.2446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2554" calcext:value-type="float">
            <text:p>0.2554</text:p>
          </table:table-cell>
          <table:table-cell table:number-columns-repeated="3"/>
          <table:table-cell table:style-name="ce6" office:value-type="string" calcext:value-type="string">
            <text:p>options.delta = 0.0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308" calcext:value-type="float">
            <text:p>0.2308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2492" calcext:value-type="float">
            <text:p>0.2492</text:p>
          </table:table-cell>
          <table:table-cell table:number-columns-repeated="3"/>
          <table:table-cell table:style-name="ce6" office:value-type="string" calcext:value-type="string">
            <text:p>options.beta=0.01;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6" office:value-type="string" calcext:value-type="string">
            <text:p><text:s/>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Digit (6 views)</text:p>
          </table:table-cell>
          <table:table-cell table:number-columns-repeated="4"/>
          <table:table-cell table:style-name="ce5" office:value-type="string" calcext:value-type="string">
            <text:p><text:span text:style-name="T4">options.Gaplpha=1;                            </text:span><text:span text:style-name="T5">%Graph regularisation parameter</text:span>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NMI</text:p>
          </table:table-cell>
          <table:table-cell table:style-name="ce1" office:value-type="string" calcext:value-type="string">
            <text:p>Purity</text:p>
          </table:table-cell>
          <table:table-cell/>
          <table:table-cell table:style-name="ce6" office:value-type="string" calcext:value-type="string">
            <text:p>options.alpha=0.1;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 office:value-type="float" office:value="0.702" calcext:value-type="float">
            <text:p>0.702</text:p>
          </table:table-cell>
          <table:table-cell office:value-type="float" office:value="0.761" calcext:value-type="float">
            <text:p>0.761</text:p>
          </table:table-cell>
          <table:table-cell/>
          <table:table-cell table:style-name="ce6" office:value-type="string" calcext:value-type="string">
            <text:p>options.delta = 0.1;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 office:value-type="string" calcext:value-type="string">
            <text:p>options.beta=10;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 office:value-type="string" calcext:value-type="string">
            <text:p>options.gamma = 2;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6" office:value-type="string" calcext:value-type="string">
            <text:p><text:s/>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BBCSports (3 views)</text:p>
          </table:table-cell>
          <table:table-cell table:number-columns-repeated="4"/>
          <table:table-cell table:style-name="ce5" office:value-type="string" calcext:value-type="string">
            <text:p><text:span text:style-name="T4">options.Gaplpha=0.1;                            </text:span><text:span text:style-name="T5">%Graph regularisation parameter</text:span>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14" calcext:value-type="float">
            <text:p>0.514</text:p>
          </table:table-cell>
          <table:table-cell office:value-type="float" office:value="0.167" calcext:value-type="float">
            <text:p>0.167</text:p>
          </table:table-cell>
          <table:table-cell office:value-type="float" office:value="0.532" calcext:value-type="float">
            <text:p>0.532</text:p>
          </table:table-cell>
          <table:table-cell/>
          <table:table-cell table:style-name="ce6" office:value-type="string" calcext:value-type="string">
            <text:p>options.alpha=0.1;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 office:value-type="string" calcext:value-type="string">
            <text:p>options.delta = 0.1;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BBCSports (4 views)</text:p>
          </table:table-cell>
          <table:table-cell table:number-columns-repeated="4"/>
          <table:table-cell table:style-name="ce6" office:value-type="string" calcext:value-type="string">
            <text:p>options.beta=0.1;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249" calcext:value-type="float">
            <text:p>0.249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options.gamma = 2;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3Sources (3 views)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544" calcext:value-type="float">
            <text:p>0.544</text:p>
          </table:table-cell>
          <table:table-cell office:value-type="float" office:value="0.481" calcext:value-type="float">
            <text:p>0.481</text:p>
          </table:table-cell>
          <table:table-cell office:value-type="float" office:value="0.669" calcext:value-type="float">
            <text:p>0.66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627" calcext:value-type="float">
            <text:p>0.627</text:p>
          </table:table-cell>
          <table:table-cell office:value-type="float" office:value="0.545" calcext:value-type="float">
            <text:p>0.545</text:p>
          </table:table-cell>
          <table:table-cell office:value-type="float" office:value="0.686" calcext:value-type="float">
            <text:p>0.686</text:p>
          </table:table-cell>
          <table:table-cell/>
          <table:table-cell office:value-type="string" calcext:value-type="string">
            <text:p>(100 Rounds)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" office:value-type="string" calcext:value-type="string">
            <text:p>BBCSports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5309" calcext:value-type="float">
            <text:p>0.5309</text:p>
          </table:table-cell>
          <table:table-cell office:value-type="float" office:value="0.331" calcext:value-type="float">
            <text:p>0.331</text:p>
          </table:table-cell>
          <table:table-cell office:value-type="float" office:value="0.5741" calcext:value-type="float">
            <text:p>0.5741</text:p>
          </table:table-cell>
          <table:table-cell/>
          <table:table-cell table:style-name="ce6" office:value-type="string" calcext:value-type="string">
            <text:p>options.gamma = 2;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331" calcext:value-type="float">
            <text:p>0.5331</text:p>
          </table:table-cell>
          <table:table-cell office:value-type="float" office:value="0.3352" calcext:value-type="float">
            <text:p>0.3352</text:p>
          </table:table-cell>
          <table:table-cell office:value-type="float" office:value="0.5741" calcext:value-type="float">
            <text:p>0.5741</text:p>
          </table:table-cell>
          <table:table-cell/>
          <table:table-cell table:style-name="ce5" office:value-type="string" calcext:value-type="string">
            <text:p><text:span text:style-name="T4">options.Gaplpha=0.1;                            </text:span><text:span text:style-name="T5">%Graph regularisation parameter</text:span>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34" calcext:value-type="float">
            <text:p>0.534</text:p>
          </table:table-cell>
          <table:table-cell office:value-type="float" office:value="0.3064" calcext:value-type="float">
            <text:p>0.3064</text:p>
          </table:table-cell>
          <table:table-cell office:value-type="float" office:value="0.5616" calcext:value-type="float">
            <text:p>0.5616</text:p>
          </table:table-cell>
          <table:table-cell/>
          <table:table-cell table:style-name="ce6" office:value-type="string" calcext:value-type="string">
            <text:p>options.alpha=0.1;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57" calcext:value-type="float">
            <text:p>0.457</text:p>
          </table:table-cell>
          <table:table-cell office:value-type="float" office:value="0.2178" calcext:value-type="float">
            <text:p>0.2178</text:p>
          </table:table-cell>
          <table:table-cell office:value-type="float" office:value="0.4896" calcext:value-type="float">
            <text:p>0.4896</text:p>
          </table:table-cell>
          <table:table-cell/>
          <table:table-cell table:style-name="ce6" office:value-type="string" calcext:value-type="string">
            <text:p>options.delta = 0.01;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3961" calcext:value-type="float">
            <text:p>0.3961</text:p>
          </table:table-cell>
          <table:table-cell office:value-type="float" office:value="0.1455" calcext:value-type="float">
            <text:p>0.1455</text:p>
          </table:table-cell>
          <table:table-cell office:value-type="float" office:value="0.4501" calcext:value-type="float">
            <text:p>0.4501</text:p>
          </table:table-cell>
          <table:table-cell/>
          <table:table-cell table:style-name="ce6" office:value-type="string" calcext:value-type="string">
            <text:p>options.beta=0.01;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093" calcext:value-type="float">
            <text:p>0.4093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4476" calcext:value-type="float">
            <text:p>0.4476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BBCSports</text:p>
          </table:table-cell>
          <table:table-cell office:value-type="string" calcext:value-type="string">
            <text:p>Initial implementation</text:p>
          </table:table-cell>
          <table:table-cell table:number-columns-repeated="3"/>
          <table:table-cell office:value-type="string" calcext:value-type="string">
            <text:p>After normalizing the computed consensus matrix again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763" calcext:value-type="float">
            <text:p>0.5763</text:p>
          </table:table-cell>
          <table:table-cell office:value-type="float" office:value="0.4805" calcext:value-type="float">
            <text:p>0.4805</text:p>
          </table:table-cell>
          <table:table-cell office:value-type="float" office:value="0.6936" calcext:value-type="float">
            <text:p>0.6936</text:p>
          </table:table-cell>
          <table:table-cell/>
          <table:table-cell table:style-name="ce6" office:value-type="string" calcext:value-type="string">
            <text:p>options.beta=0.01;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385" calcext:value-type="float">
            <text:p>0.6385</text:p>
          </table:table-cell>
          <table:table-cell office:value-type="float" office:value="0.4856" calcext:value-type="float">
            <text:p>0.4856</text:p>
          </table:table-cell>
          <table:table-cell office:value-type="float" office:value="0.7059" calcext:value-type="float">
            <text:p>0.7059</text:p>
          </table:table-cell>
          <table:table-cell/>
          <table:table-cell table:style-name="ce6" office:value-type="string" calcext:value-type="string">
            <text:p>options.rounds = 30;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882" calcext:value-type="float">
            <text:p>0.5882</text:p>
          </table:table-cell>
          <table:table-cell office:value-type="float" office:value="0.4523" calcext:value-type="float">
            <text:p>0.4523</text:p>
          </table:table-cell>
          <table:table-cell office:value-type="float" office:value="0.6584" calcext:value-type="float">
            <text:p>0.6584</text:p>
          </table:table-cell>
          <table:table-cell/>
          <table:table-cell table:style-name="ce5" office:value-type="string" calcext:value-type="string">
            <text:p><text:span text:style-name="T4">options.Gaplpha=1;                            </text:span><text:span text:style-name="T5">%Graph regularisation parameter</text:span>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938" calcext:value-type="float">
            <text:p>0.5938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6495" calcext:value-type="float">
            <text:p>0.6495</text:p>
          </table:table-cell>
          <table:table-cell/>
          <table:table-cell table:style-name="ce6" office:value-type="string" calcext:value-type="string">
            <text:p>options.alpha=0.01;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835" calcext:value-type="float">
            <text:p>0.4835</text:p>
          </table:table-cell>
          <table:table-cell office:value-type="float" office:value="0.2719" calcext:value-type="float">
            <text:p>0.2719</text:p>
          </table:table-cell>
          <table:table-cell office:value-type="float" office:value="0.545" calcext:value-type="float">
            <text:p>0.545</text:p>
          </table:table-cell>
          <table:table-cell/>
          <table:table-cell table:style-name="ce6" office:value-type="string" calcext:value-type="string">
            <text:p>options.alphas = [options.alpha, options.alpha];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092" calcext:value-type="float">
            <text:p>0.5092</text:p>
          </table:table-cell>
          <table:table-cell office:value-type="float" office:value="0.2822" calcext:value-type="float">
            <text:p>0.2822</text:p>
          </table:table-cell>
          <table:table-cell office:value-type="float" office:value="0.565" calcext:value-type="float">
            <text:p>0.565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DIGIT – 6v</text:p>
          </table:table-cell>
          <table:table-cell table:style-name="ce7" office:value-type="float" office:value="0.733" calcext:value-type="float">
            <text:p>0.733</text:p>
          </table:table-cell>
          <table:table-cell table:style-name="ce7" office:value-type="float" office:value="0.686" calcext:value-type="float">
            <text:p>0.686</text:p>
          </table:table-cell>
          <table:table-cell table:style-name="ce7" office:value-type="float" office:value="0.733" calcext:value-type="float">
            <text:p>0.733</text:p>
          </table:table-cell>
          <table:table-cell/>
          <table:table-cell table:style-name="ce5" office:value-type="string" calcext:value-type="string">
            <text:p><text:span text:style-name="T4">options.Gaplpha=1;                            </text:span><text:span text:style-name="T5">%Graph regularisation parameter</text:span>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 office:value-type="string" calcext:value-type="string">
            <text:p>options.alpha=0.1;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 office:value-type="string" calcext:value-type="string">
            <text:p>options.delta = 0.1;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 office:value-type="string" calcext:value-type="string">
            <text:p>options.beta=10;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 office:value-type="string" calcext:value-type="string">
            <text:p>options.gamma = 2;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BBCSports (3 views)</text:p>
          </table:table-cell>
          <table:table-cell table:number-columns-repeated="4"/>
          <table:table-cell table:style-name="ce5" office:value-type="string" calcext:value-type="string">
            <text:p><text:span text:style-name="T4">options.Gaplpha=1;                            </text:span><text:span text:style-name="T5">%Graph regularisation parameter</text:span>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92" calcext:value-type="float">
            <text:p>0.592</text:p>
          </table:table-cell>
          <table:table-cell office:value-type="float" office:value="0.262" calcext:value-type="float">
            <text:p>0.262</text:p>
          </table:table-cell>
          <table:table-cell office:value-type="float" office:value="0.596" calcext:value-type="float">
            <text:p>0.596</text:p>
          </table:table-cell>
          <table:table-cell/>
          <table:table-cell table:style-name="ce6" office:value-type="string" calcext:value-type="string">
            <text:p>options.alpha=0.1;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 office:value-type="string" calcext:value-type="string">
            <text:p>options.delta = 0.1;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 office:value-type="string" calcext:value-type="string">
            <text:p>options.beta=0.01;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 office:value-type="string" calcext:value-type="string">
            <text:p>options.gamma = 2;</text:p>
          </table:table-cell>
          <table:table-cell table:number-columns-repeated="7"/>
        </table:table-row>
      </table:table>
      <table:table table:name="WPVC" table:style-name="ta1"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AT&amp;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58" calcext:value-type="float">
            <text:p>0.58</text:p>
          </table:table-cell>
          <table:table-cell office:value-type="float" office:value="0.769" calcext:value-type="float">
            <text:p>0.769</text:p>
          </table:table-cell>
          <table:table-cell office:value-type="float" office:value="0.6192" calcext:value-type="float">
            <text:p>0.6192</text:p>
          </table:table-cell>
          <table:table-cell/>
          <table:table-cell table:style-name="ce6" office:value-type="string" calcext:value-type="string">
            <text:p>options.delta = 0.1;</text:p>
          </table:table-cell>
          <table:table-cell table:number-columns-repeated="4"/>
          <table:table-cell office:value-type="float" office:value="0.5117" calcext:value-type="float">
            <text:p>0.5117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5583" calcext:value-type="float">
            <text:p>0.5583</text:p>
          </table:table-cell>
          <table:table-cell/>
          <table:table-cell table:style-name="ce6" office:value-type="string" calcext:value-type="string">
            <text:p>options.delta = 0.01;</text:p>
          </table:table-cell>
        </table:table-row>
        <table:table-row table:style-name="ro2">
          <table:table-cell/>
          <table:table-cell office:value-type="float" office:value="0.4908" calcext:value-type="float">
            <text:p>0.4908</text:p>
          </table:table-cell>
          <table:table-cell office:value-type="float" office:value="0.6906" calcext:value-type="float">
            <text:p>0.6906</text:p>
          </table:table-cell>
          <table:table-cell office:value-type="float" office:value="0.5175" calcext:value-type="float">
            <text:p>0.5175</text:p>
          </table:table-cell>
          <table:table-cell/>
          <table:table-cell table:style-name="ce8" office:value-type="string" calcext:value-type="string">
            <text:p>options.Gaplpha=1; <text:s text:c="24"/></text:p>
          </table:table-cell>
          <table:table-cell table:number-columns-repeated="4"/>
          <table:table-cell office:value-type="float" office:value="0.4883" calcext:value-type="float">
            <text:p>0.4883</text:p>
          </table:table-cell>
          <table:table-cell office:value-type="float" office:value="0.6924" calcext:value-type="float">
            <text:p>0.6924</text:p>
          </table:table-cell>
          <table:table-cell office:value-type="float" office:value="0.5083" calcext:value-type="float">
            <text:p>0.5083</text:p>
          </table:table-cell>
          <table:table-cell/>
          <table:table-cell table:style-name="ce5" office:value-type="string" calcext:value-type="string">
            <text:p><text:span text:style-name="T4">options.Gaplpha=1;                            </text:span><text:span text:style-name="T5">%Graph regularisation parameter</text:span></text:p>
          </table:table-cell>
        </table:table-row>
        <table:table-row table:style-name="ro1">
          <table:table-cell/>
          <table:table-cell office:value-type="float" office:value="0.4017" calcext:value-type="float">
            <text:p>0.4017</text:p>
          </table:table-cell>
          <table:table-cell office:value-type="float" office:value="0.6231" calcext:value-type="float">
            <text:p>0.6231</text:p>
          </table:table-cell>
          <table:table-cell office:value-type="float" office:value="0.4308" calcext:value-type="float">
            <text:p>0.4308</text:p>
          </table:table-cell>
          <table:table-cell/>
          <table:table-cell table:style-name="ce6" office:value-type="string" calcext:value-type="string">
            <text:p>options.alpha=0.1;</text:p>
          </table:table-cell>
          <table:table-cell table:number-columns-repeated="4"/>
          <table:table-cell office:value-type="float" office:value="0.4042" calcext:value-type="float">
            <text:p>0.4042</text:p>
          </table:table-cell>
          <table:table-cell office:value-type="float" office:value="0.6282" calcext:value-type="float">
            <text:p>0.6282</text:p>
          </table:table-cell>
          <table:table-cell office:value-type="float" office:value="0.435" calcext:value-type="float">
            <text:p>0.435</text:p>
          </table:table-cell>
          <table:table-cell/>
          <table:table-cell table:style-name="ce6" office:value-type="string" calcext:value-type="string">
            <text:p>options.alpha=0.1;</text:p>
          </table:table-cell>
        </table:table-row>
        <table:table-row table:style-name="ro1">
          <table:table-cell/>
          <table:table-cell office:value-type="float" office:value="0.3675" calcext:value-type="float">
            <text:p>0.3675</text:p>
          </table:table-cell>
          <table:table-cell office:value-type="float" office:value="0.5917" calcext:value-type="float">
            <text:p>0.5917</text:p>
          </table:table-cell>
          <table:table-cell office:value-type="float" office:value="0.4008" calcext:value-type="float">
            <text:p>0.4008</text:p>
          </table:table-cell>
          <table:table-cell/>
          <table:table-cell table:style-name="ce6" office:value-type="string" calcext:value-type="string">
            <text:p>options.gamma = 2;</text:p>
          </table:table-cell>
          <table:table-cell table:number-columns-repeated="4"/>
          <table:table-cell office:value-type="float" office:value="0.3525" calcext:value-type="float">
            <text:p>0.3525</text:p>
          </table:table-cell>
          <table:table-cell office:value-type="float" office:value="0.591" calcext:value-type="float">
            <text:p>0.591</text:p>
          </table:table-cell>
          <table:table-cell office:value-type="float" office:value="0.385" calcext:value-type="float">
            <text:p>0.385</text:p>
          </table:table-cell>
          <table:table-cell/>
          <table:table-cell table:style-name="ce6" office:value-type="string" calcext:value-type="string">
            <text:p>options.gamma = 2;</text:p>
          </table:table-cell>
        </table:table-row>
        <table:table-row table:style-name="ro1">
          <table:table-cell/>
          <table:table-cell office:value-type="float" office:value="0.3642" calcext:value-type="float">
            <text:p>0.3642</text:p>
          </table:table-cell>
          <table:table-cell office:value-type="float" office:value="0.5976" calcext:value-type="float">
            <text:p>0.5976</text:p>
          </table:table-cell>
          <table:table-cell office:value-type="float" office:value="0.3958" calcext:value-type="float">
            <text:p>0.3958</text:p>
          </table:table-cell>
          <table:table-cell/>
          <table:table-cell table:style-name="ce6" office:value-type="string" calcext:value-type="string">
            <text:p>options.beta=10;</text:p>
          </table:table-cell>
          <table:table-cell table:number-columns-repeated="4"/>
          <table:table-cell office:value-type="float" office:value="0.3567" calcext:value-type="float">
            <text:p>0.3567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3875" calcext:value-type="float">
            <text:p>0.3875</text:p>
          </table:table-cell>
          <table:table-cell/>
          <table:table-cell table:style-name="ce6" office:value-type="string" calcext:value-type="string">
            <text:p>options.beta=10;</text:p>
          </table:table-cell>
        </table:table-row>
        <table:table-row table:style-name="ro1">
          <table:table-cell/>
          <table:table-cell office:value-type="float" office:value="0.325" calcext:value-type="float">
            <text:p>0.325</text:p>
          </table:table-cell>
          <table:table-cell office:value-type="float" office:value="0.5585" calcext:value-type="float">
            <text:p>0.5585</text:p>
          </table:table-cell>
          <table:table-cell office:value-type="float" office:value="0.355" calcext:value-type="float">
            <text:p>0.355</text:p>
          </table:table-cell>
          <table:table-cell table:number-columns-repeated="6"/>
          <table:table-cell office:value-type="float" office:value="0.3283" calcext:value-type="float">
            <text:p>0.3283</text:p>
          </table:table-cell>
          <table:table-cell office:value-type="float" office:value="0.5559" calcext:value-type="float">
            <text:p>0.5559</text:p>
          </table:table-cell>
          <table:table-cell office:value-type="float" office:value="0.3575" calcext:value-type="float">
            <text:p>0.3575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Digi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57" calcext:value-type="float">
            <text:p>0.957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957" calcext:value-type="float">
            <text:p>0.957</text:p>
          </table:table-cell>
          <table:table-cell table:number-columns-repeated="3"/>
          <table:table-cell table:style-name="ce6"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9427" calcext:value-type="float">
            <text:p>0.9427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9427" calcext:value-type="float">
            <text:p>0.9427</text:p>
          </table:table-cell>
          <table:table-cell table:number-columns-repeated="3"/>
          <table:table-cell table:style-name="ce6" office:value-type="string" calcext:value-type="string">
            <text:p>options.delta = 0.1;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907" calcext:value-type="float">
            <text:p>0.90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907" calcext:value-type="float">
            <text:p>0.907</text:p>
          </table:table-cell>
          <table:table-cell table:number-columns-repeated="3"/>
          <table:table-cell table:style-name="ce5" office:value-type="string" calcext:value-type="string">
            <text:p><text:span text:style-name="T4">options.Gaplpha=1;                            </text:span><text:span text:style-name="T5">%Graph regularisation parameter</text:span>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7707" calcext:value-type="float">
            <text:p>0.7707</text:p>
          </table:table-cell>
          <table:table-cell office:value-type="float" office:value="0.7519" calcext:value-type="float">
            <text:p>0.7519</text:p>
          </table:table-cell>
          <table:table-cell office:value-type="float" office:value="0.782" calcext:value-type="float">
            <text:p>0.782</text:p>
          </table:table-cell>
          <table:table-cell table:number-columns-repeated="3"/>
          <table:table-cell table:style-name="ce6" office:value-type="string" calcext:value-type="string">
            <text:p>options.alpha=0.1;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897" calcext:value-type="float">
            <text:p>0.5897</text:p>
          </table:table-cell>
          <table:table-cell office:value-type="float" office:value="0.6436" calcext:value-type="float">
            <text:p>0.6436</text:p>
          </table:table-cell>
          <table:table-cell office:value-type="float" office:value="0.6267" calcext:value-type="float">
            <text:p>0.6267</text:p>
          </table:table-cell>
          <table:table-cell table:number-columns-repeated="3"/>
          <table:table-cell table:style-name="ce6" office:value-type="string" calcext:value-type="string">
            <text:p>options.gamma = 2;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533" calcext:value-type="float">
            <text:p>0.4533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4983" calcext:value-type="float">
            <text:p>0.4983</text:p>
          </table:table-cell>
          <table:table-cell table:number-columns-repeated="3"/>
          <table:table-cell table:style-name="ce6" office:value-type="string" calcext:value-type="string">
            <text:p>options.beta=10;</text:p>
          </table:table-cell>
          <table:table-cell table:number-columns-repeated="7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style-name="ce1" office:value-type="string" calcext:value-type="string">
            <text:p>3Sources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0.5133" calcext:value-type="float">
            <text:p>0.5133</text:p>
          </table:table-cell>
          <table:table-cell office:value-type="float" office:value="0.3938" calcext:value-type="float">
            <text:p>0.3938</text:p>
          </table:table-cell>
          <table:table-cell office:value-type="float" office:value="0.5733" calcext:value-type="float">
            <text:p>0.573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4813" calcext:value-type="float">
            <text:p>0.4813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293" calcext:value-type="float">
            <text:p>0.529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504" calcext:value-type="float">
            <text:p>0.504</text:p>
          </table:table-cell>
          <table:table-cell office:value-type="float" office:value="0.4209" calcext:value-type="float">
            <text:p>0.4209</text:p>
          </table:table-cell>
          <table:table-cell office:value-type="float" office:value="0.5547" calcext:value-type="float">
            <text:p>0.554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512" calcext:value-type="float">
            <text:p>0.512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5573" calcext:value-type="float">
            <text:p>0.557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464" calcext:value-type="float">
            <text:p>0.464</text:p>
          </table:table-cell>
          <table:table-cell office:value-type="float" office:value="0.346" calcext:value-type="float">
            <text:p>0.346</text:p>
          </table:table-cell>
          <table:table-cell office:value-type="float" office:value="0.496" calcext:value-type="float">
            <text:p>0.496</text:p>
          </table:table-cell>
          <table:table-cell table:number-columns-repeated="4"/>
          <table:table-cell table:style-name="ce6"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813" calcext:value-type="float">
            <text:p>0.3813</text:p>
          </table:table-cell>
          <table:table-cell office:value-type="float" office:value="0.2728" calcext:value-type="float">
            <text:p>0.2728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table:style-name="ce6" office:value-type="string" calcext:value-type="string">
            <text:p>options.gamma = 2;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5" office:value-type="string" calcext:value-type="string">
            <text:p><text:span text:style-name="T4">options.Gaplpha=0.01;                            </text:span><text:span text:style-name="T5">%Graph regularisation parameter</text:span>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728" calcext:value-type="float">
            <text:p>0.4728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5872" calcext:value-type="float">
            <text:p>0.5872</text:p>
          </table:table-cell>
          <table:table-cell table:number-columns-repeated="4"/>
          <table:table-cell table:style-name="ce6" office:value-type="string" calcext:value-type="string">
            <text:p>options.alpha=0.01;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007" calcext:value-type="float">
            <text:p>0.5007</text:p>
          </table:table-cell>
          <table:table-cell office:value-type="float" office:value="0.4416" calcext:value-type="float">
            <text:p>0.4416</text:p>
          </table:table-cell>
          <table:table-cell office:value-type="float" office:value="0.6053" calcext:value-type="float">
            <text:p>0.6053</text:p>
          </table:table-cell>
          <table:table-cell table:number-columns-repeated="4"/>
          <table:table-cell table:style-name="ce6" office:value-type="string" calcext:value-type="string">
            <text:p>options.delta = 0.01;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895" calcext:value-type="float">
            <text:p>0.4895</text:p>
          </table:table-cell>
          <table:table-cell office:value-type="float" office:value="0.39" calcext:value-type="float">
            <text:p>0.39</text:p>
          </table:table-cell>
          <table:table-cell office:value-type="float" office:value="0.5774" calcext:value-type="float">
            <text:p>0.5774</text:p>
          </table:table-cell>
          <table:table-cell table:number-columns-repeated="4"/>
          <table:table-cell table:style-name="ce6" office:value-type="string" calcext:value-type="string">
            <text:p>options.beta=0.01;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449" calcext:value-type="float">
            <text:p>0.4449</text:p>
          </table:table-cell>
          <table:table-cell office:value-type="float" office:value="0.3411" calcext:value-type="float">
            <text:p>0.3411</text:p>
          </table:table-cell>
          <table:table-cell office:value-type="float" office:value="0.5425" calcext:value-type="float">
            <text:p>0.542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4505" calcext:value-type="float">
            <text:p>0.4505</text:p>
          </table:table-cell>
          <table:table-cell office:value-type="float" office:value="0.346" calcext:value-type="float">
            <text:p>0.346</text:p>
          </table:table-cell>
          <table:table-cell office:value-type="float" office:value="0.537" calcext:value-type="float">
            <text:p>0.53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4226" calcext:value-type="float">
            <text:p>0.4226</text:p>
          </table:table-cell>
          <table:table-cell office:value-type="float" office:value="0.339" calcext:value-type="float">
            <text:p>0.339</text:p>
          </table:table-cell>
          <table:table-cell office:value-type="float" office:value="0.5607" calcext:value-type="float">
            <text:p>0.5607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0.5786" calcext:value-type="float">
            <text:p>0.5786</text:p>
          </table:table-cell>
          <table:table-cell office:value-type="float" office:value="0.5196" calcext:value-type="float">
            <text:p>0.5196</text:p>
          </table:table-cell>
          <table:table-cell office:value-type="float" office:value="0.6808" calcext:value-type="float">
            <text:p>0.68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5393" calcext:value-type="float">
            <text:p>0.5393</text:p>
          </table:table-cell>
          <table:table-cell office:value-type="float" office:value="0.4639" calcext:value-type="float">
            <text:p>0.4639</text:p>
          </table:table-cell>
          <table:table-cell office:value-type="float" office:value="0.6714" calcext:value-type="float">
            <text:p>0.671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5377" calcext:value-type="float">
            <text:p>0.5377</text:p>
          </table:table-cell>
          <table:table-cell office:value-type="float" office:value="0.4376" calcext:value-type="float">
            <text:p>0.4376</text:p>
          </table:table-cell>
          <table:table-cell office:value-type="float" office:value="0.6022" calcext:value-type="float">
            <text:p>0.602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4969" calcext:value-type="float">
            <text:p>0.4969</text:p>
          </table:table-cell>
          <table:table-cell office:value-type="float" office:value="0.4162" calcext:value-type="float">
            <text:p>0.4162</text:p>
          </table:table-cell>
          <table:table-cell office:value-type="float" office:value="0.6164" calcext:value-type="float">
            <text:p>0.61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4701" calcext:value-type="float">
            <text:p>0.4701</text:p>
          </table:table-cell>
          <table:table-cell office:value-type="float" office:value="0.3364" calcext:value-type="float">
            <text:p>0.3364</text:p>
          </table:table-cell>
          <table:table-cell office:value-type="float" office:value="0.5692" calcext:value-type="float">
            <text:p>0.56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4371" calcext:value-type="float">
            <text:p>0.4371</text:p>
          </table:table-cell>
          <table:table-cell office:value-type="float" office:value="0.3023" calcext:value-type="float">
            <text:p>0.3023</text:p>
          </table:table-cell>
          <table:table-cell office:value-type="float" office:value="0.5362" calcext:value-type="float">
            <text:p>0.5362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BBCSpor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5012" calcext:value-type="float">
            <text:p>0.5012</text:p>
          </table:table-cell>
          <table:table-cell office:value-type="float" office:value="0.357" calcext:value-type="float">
            <text:p>0.357</text:p>
          </table:table-cell>
          <table:table-cell office:value-type="float" office:value="0.5968" calcext:value-type="float">
            <text:p>0.5968</text:p>
          </table:table-cell>
          <table:table-cell/>
          <table:table-cell table:style-name="ce6" office:value-type="string" calcext:value-type="string">
            <text:p>options.gamma = 2;</text:p>
          </table:table-cell>
          <table:table-cell table:number-columns-repeated="9"/>
        </table:table-row>
        <table:table-row table:style-name="ro2">
          <table:table-cell/>
          <table:table-cell office:value-type="float" office:value="0.4553" calcext:value-type="float">
            <text:p>0.4553</text:p>
          </table:table-cell>
          <table:table-cell office:value-type="float" office:value="0.2617" calcext:value-type="float">
            <text:p>0.2617</text:p>
          </table:table-cell>
          <table:table-cell office:value-type="float" office:value="0.5043" calcext:value-type="float">
            <text:p>0.5043</text:p>
          </table:table-cell>
          <table:table-cell/>
          <table:table-cell table:style-name="ce5" office:value-type="string" calcext:value-type="string">
            <text:p><text:span text:style-name="T4">options.Gaplpha=0.01;                            </text:span><text:span text:style-name="T5">%Graph regularisation parameter</text:span>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638" calcext:value-type="float">
            <text:p>0.4638</text:p>
          </table:table-cell>
          <table:table-cell office:value-type="float" office:value="0.207" calcext:value-type="float">
            <text:p>0.207</text:p>
          </table:table-cell>
          <table:table-cell office:value-type="float" office:value="0.5061" calcext:value-type="float">
            <text:p>0.5061</text:p>
          </table:table-cell>
          <table:table-cell/>
          <table:table-cell table:style-name="ce6" office:value-type="string" calcext:value-type="string">
            <text:p>options.alpha=0.01;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246" calcext:value-type="float">
            <text:p>0.4246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4798" calcext:value-type="float">
            <text:p>0.4798</text:p>
          </table:table-cell>
          <table:table-cell/>
          <table:table-cell table:style-name="ce6" office:value-type="string" calcext:value-type="string">
            <text:p>options.delta = 0.01;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075" calcext:value-type="float">
            <text:p>0.4075</text:p>
          </table:table-cell>
          <table:table-cell office:value-type="float" office:value="0.1899" calcext:value-type="float">
            <text:p>0.1899</text:p>
          </table:table-cell>
          <table:table-cell office:value-type="float" office:value="0.4761" calcext:value-type="float">
            <text:p>0.4761</text:p>
          </table:table-cell>
          <table:table-cell/>
          <table:table-cell table:style-name="ce6" office:value-type="string" calcext:value-type="string">
            <text:p>options.beta=0.01;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154" calcext:value-type="float">
            <text:p>0.4154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4577" calcext:value-type="float">
            <text:p>0.4577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CiteSeer</text:p>
          </table:table-cell>
          <table:table-cell table:number-columns-repeated="4"/>
          <table:table-cell table:style-name="ce6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2571" calcext:value-type="float">
            <text:p>0.2571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2762" calcext:value-type="float">
            <text:p>0.2762</text:p>
          </table:table-cell>
          <table:table-cell/>
          <table:table-cell table:style-name="ce6" office:value-type="string" calcext:value-type="string">
            <text:p>options.gamma = 2;</text:p>
          </table:table-cell>
          <table:table-cell table:number-columns-repeated="9"/>
        </table:table-row>
        <table:table-row table:style-name="ro2">
          <table:table-cell/>
          <table:table-cell office:value-type="float" office:value="0.2579" calcext:value-type="float">
            <text:p>0.2579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2746" calcext:value-type="float">
            <text:p>0.2746</text:p>
          </table:table-cell>
          <table:table-cell/>
          <table:table-cell table:style-name="ce5" office:value-type="string" calcext:value-type="string">
            <text:p><text:span text:style-name="T4">options.Gaplpha=0.1;                            </text:span><text:span text:style-name="T5">%Graph regularisation parameter</text:span>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2404" calcext:value-type="float">
            <text:p>0.2404</text:p>
          </table:table-cell>
          <table:table-cell office:value-type="float" office:value="0.023" calcext:value-type="float">
            <text:p>0.023</text:p>
          </table:table-cell>
          <table:table-cell office:value-type="float" office:value="0.2604" calcext:value-type="float">
            <text:p>0.2604</text:p>
          </table:table-cell>
          <table:table-cell/>
          <table:table-cell table:style-name="ce6" office:value-type="string" calcext:value-type="string">
            <text:p>options.alpha=0.01;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2442" calcext:value-type="float">
            <text:p>0.2442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2533" calcext:value-type="float">
            <text:p>0.2533</text:p>
          </table:table-cell>
          <table:table-cell/>
          <table:table-cell table:style-name="ce6" office:value-type="string" calcext:value-type="string">
            <text:p>options.delta = 0.01;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2362" calcext:value-type="float">
            <text:p>0.2362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2542" calcext:value-type="float">
            <text:p>0.2542</text:p>
          </table:table-cell>
          <table:table-cell/>
          <table:table-cell table:style-name="ce6" office:value-type="string" calcext:value-type="string">
            <text:p>options.beta=0.01;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Digit (6 views)</text:p>
          </table:table-cell>
          <table:table-cell table:number-columns-repeated="4"/>
          <table:table-cell table:style-name="ce6" office:value-type="string" calcext:value-type="string">
            <text:p><text:s/>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NMI</text:p>
          </table:table-cell>
          <table:table-cell table:style-name="ce1" office:value-type="string" calcext:value-type="string">
            <text:p>Purity</text:p>
          </table:table-cell>
          <table:table-cell/>
          <table:table-cell table:style-name="ce5" office:value-type="string" calcext:value-type="string">
            <text:p><text:span text:style-name="T4">options.Gaplpha=1;                            </text:span><text:span text:style-name="T5">%Graph regularisation parameter</text:span>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954" calcext:value-type="float">
            <text:p>0.954</text:p>
          </table:table-cell>
          <table:table-cell office:value-type="float" office:value="0.903" calcext:value-type="float">
            <text:p>0.903</text:p>
          </table:table-cell>
          <table:table-cell office:value-type="float" office:value="0.954" calcext:value-type="float">
            <text:p>0.954</text:p>
          </table:table-cell>
          <table:table-cell/>
          <table:table-cell table:style-name="ce6" office:value-type="string" calcext:value-type="string">
            <text:p>options.alpha=0.1;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6" office:value-type="string" calcext:value-type="string">
            <text:p>options.delta = 0.1;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6" office:value-type="string" calcext:value-type="string">
            <text:p>options.beta=10;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6" office:value-type="string" calcext:value-type="string">
            <text:p>options.gamma = 2;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2">
          <table:table-cell table:style-name="ce1" office:value-type="string" calcext:value-type="string">
            <text:p>BBCSports (3 views)</text:p>
          </table:table-cell>
          <table:table-cell table:number-columns-repeated="4"/>
          <table:table-cell table:style-name="ce5" office:value-type="string" calcext:value-type="string">
            <text:p><text:span text:style-name="T4">options.Gaplpha=0.1;                            </text:span><text:span text:style-name="T5">%Graph regularisation parameter</text:span>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514" calcext:value-type="float">
            <text:p>0.514</text:p>
          </table:table-cell>
          <table:table-cell office:value-type="float" office:value="0.168" calcext:value-type="float">
            <text:p>0.168</text:p>
          </table:table-cell>
          <table:table-cell office:value-type="float" office:value="0.532" calcext:value-type="float">
            <text:p>0.532</text:p>
          </table:table-cell>
          <table:table-cell/>
          <table:table-cell table:style-name="ce6" office:value-type="string" calcext:value-type="string">
            <text:p>options.alpha=0.1;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6" office:value-type="string" calcext:value-type="string">
            <text:p>options.delta = 0.1;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BBCSports (4 views)</text:p>
          </table:table-cell>
          <table:table-cell table:number-columns-repeated="4"/>
          <table:table-cell table:style-name="ce6" office:value-type="string" calcext:value-type="string">
            <text:p>options.beta=0.1;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242" calcext:value-type="float">
            <text:p>0.242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options.gamma = 2;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sults same as GPVC due to similarity in features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3Sources (3 views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639" calcext:value-type="float">
            <text:p>0.639</text:p>
          </table:table-cell>
          <table:table-cell office:value-type="float" office:value="0.571" calcext:value-type="float">
            <text:p>0.571</text:p>
          </table:table-cell>
          <table:table-cell office:value-type="float" office:value="0.692" calcext:value-type="float">
            <text:p>0.692</text:p>
          </table:table-cell>
          <table:table-cell/>
          <table:table-cell office:value-type="string" calcext:value-type="string">
            <text:p>(100 Rounds)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BBCSpor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5358" calcext:value-type="float">
            <text:p>0.5358</text:p>
          </table:table-cell>
          <table:table-cell office:value-type="float" office:value="0.3101" calcext:value-type="float">
            <text:p>0.3101</text:p>
          </table:table-cell>
          <table:table-cell office:value-type="float" office:value="0.5692" calcext:value-type="float">
            <text:p>0.5692</text:p>
          </table:table-cell>
          <table:table-cell table:number-columns-repeated="2"/>
          <table:table-cell table:style-name="ce6" office:value-type="string" calcext:value-type="string">
            <text:p>options.gamma = 2;</text:p>
          </table:table-cell>
          <table:table-cell table:number-columns-repeated="8"/>
        </table:table-row>
        <table:table-row table:style-name="ro2">
          <table:table-cell/>
          <table:table-cell office:value-type="float" office:value="0.5374" calcext:value-type="float">
            <text:p>0.5374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5794" calcext:value-type="float">
            <text:p>0.5794</text:p>
          </table:table-cell>
          <table:table-cell table:number-columns-repeated="2"/>
          <table:table-cell table:style-name="ce5" office:value-type="string" calcext:value-type="string">
            <text:p><text:span text:style-name="T4">options.Gaplpha=0.1;                            </text:span><text:span text:style-name="T5">%Graph regularisation parameter</text:span>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3" calcext:value-type="float">
            <text:p>0.53</text:p>
          </table:table-cell>
          <table:table-cell office:value-type="float" office:value="0.3" calcext:value-type="float">
            <text:p>0.3</text:p>
          </table:table-cell>
          <table:table-cell office:value-type="float" office:value="0.5561" calcext:value-type="float">
            <text:p>0.5561</text:p>
          </table:table-cell>
          <table:table-cell table:number-columns-repeated="2"/>
          <table:table-cell table:style-name="ce6" office:value-type="string" calcext:value-type="string">
            <text:p>options.alpha=0.1;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721" calcext:value-type="float">
            <text:p>0.4721</text:p>
          </table:table-cell>
          <table:table-cell office:value-type="float" office:value="0.2452" calcext:value-type="float">
            <text:p>0.2452</text:p>
          </table:table-cell>
          <table:table-cell office:value-type="float" office:value="0.5129" calcext:value-type="float">
            <text:p>0.5129</text:p>
          </table:table-cell>
          <table:table-cell table:number-columns-repeated="2"/>
          <table:table-cell table:style-name="ce6" office:value-type="string" calcext:value-type="string">
            <text:p>options.delta = 0.01;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3983" calcext:value-type="float">
            <text:p>0.3983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4593" calcext:value-type="float">
            <text:p>0.4593</text:p>
          </table:table-cell>
          <table:table-cell table:number-columns-repeated="2"/>
          <table:table-cell table:style-name="ce6" office:value-type="string" calcext:value-type="string">
            <text:p>options.beta=0.01;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044" calcext:value-type="float">
            <text:p>0.4044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4433" calcext:value-type="float">
            <text:p>0.4433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3">
          <table:table-cell table:style-name="ce1" office:value-type="string" calcext:value-type="string">
            <text:p>BBCSports</text:p>
          </table:table-cell>
          <table:table-cell office:value-type="string" calcext:value-type="string">
            <text:p>(Initial implementation)</text:p>
          </table:table-cell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/>
          <table:table-cell office:value-type="float" office:value="0.572" calcext:value-type="float">
            <text:p>0.572</text:p>
          </table:table-cell>
          <table:table-cell office:value-type="float" office:value="0.4795" calcext:value-type="float">
            <text:p>0.4795</text:p>
          </table:table-cell>
          <table:table-cell office:value-type="float" office:value="0.693" calcext:value-type="float">
            <text:p>0.693</text:p>
          </table:table-cell>
          <table:table-cell/>
          <table:table-cell table:style-name="ce6" office:value-type="string" calcext:value-type="string">
            <text:p>options.beta=0.01;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6244" calcext:value-type="float">
            <text:p>0.6244</text:p>
          </table:table-cell>
          <table:table-cell office:value-type="float" office:value="0.4724" calcext:value-type="float">
            <text:p>0.4724</text:p>
          </table:table-cell>
          <table:table-cell office:value-type="float" office:value="0.6973" calcext:value-type="float">
            <text:p>0.6973</text:p>
          </table:table-cell>
          <table:table-cell/>
          <table:table-cell table:style-name="ce6" office:value-type="string" calcext:value-type="string">
            <text:p>options.rounds = 30;</text:p>
          </table:table-cell>
          <table:table-cell table:number-columns-repeated="9"/>
        </table:table-row>
        <table:table-row table:style-name="ro2">
          <table:table-cell/>
          <table:table-cell office:value-type="float" office:value="0.5968" calcext:value-type="float">
            <text:p>0.5968</text:p>
          </table:table-cell>
          <table:table-cell office:value-type="float" office:value="0.4502" calcext:value-type="float">
            <text:p>0.4502</text:p>
          </table:table-cell>
          <table:table-cell office:value-type="float" office:value="0.663" calcext:value-type="float">
            <text:p>0.663</text:p>
          </table:table-cell>
          <table:table-cell/>
          <table:table-cell table:style-name="ce5" office:value-type="string" calcext:value-type="string">
            <text:p><text:span text:style-name="T4">options.Gaplpha=1;                            </text:span><text:span text:style-name="T5">%Graph regularisation parameter</text:span>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5928" calcext:value-type="float">
            <text:p>0.5928</text:p>
          </table:table-cell>
          <table:table-cell office:value-type="float" office:value="0.4155" calcext:value-type="float">
            <text:p>0.4155</text:p>
          </table:table-cell>
          <table:table-cell office:value-type="float" office:value="0.648" calcext:value-type="float">
            <text:p>0.648</text:p>
          </table:table-cell>
          <table:table-cell/>
          <table:table-cell table:style-name="ce6" office:value-type="string" calcext:value-type="string">
            <text:p>options.alpha=0.01;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991" calcext:value-type="float">
            <text:p>0.4991</text:p>
          </table:table-cell>
          <table:table-cell office:value-type="float" office:value="0.2776" calcext:value-type="float">
            <text:p>0.2776</text:p>
          </table:table-cell>
          <table:table-cell office:value-type="float" office:value="0.5475" calcext:value-type="float">
            <text:p>0.5475</text:p>
          </table:table-cell>
          <table:table-cell/>
          <table:table-cell table:style-name="ce6" office:value-type="string" calcext:value-type="string">
            <text:p>options.alphas = [options.alpha, options.alpha];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2713" calcext:value-type="float">
            <text:p>0.2713</text:p>
          </table:table-cell>
          <table:table-cell office:value-type="float" office:value="0.5613" calcext:value-type="float">
            <text:p>0.5613</text:p>
          </table:table-cell>
          <table:table-cell/>
          <table:table-cell table:style-name="ce6" office:value-type="string" calcext:value-type="string">
            <text:p>options.gamma = 2;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IGIT – 6 views</text:p>
          </table:table-cell>
          <table:table-cell table:number-columns-repeated="4"/>
          <table:table-cell table:style-name="ce6" office:value-type="string" calcext:value-type="string">
            <text:p><text:s/></text:p>
          </table:table-cell>
          <table:table-cell table:number-columns-repeated="9"/>
        </table:table-row>
        <table:table-row table:style-name="ro2">
          <table:table-cell/>
          <table:table-cell office:value-type="float" office:value="0.93" calcext:value-type="float">
            <text:p>0.93</text:p>
          </table:table-cell>
          <table:table-cell office:value-type="float" office:value="0.875" calcext:value-type="float">
            <text:p>0.875</text:p>
          </table:table-cell>
          <table:table-cell office:value-type="float" office:value="0.93" calcext:value-type="float">
            <text:p>0.93</text:p>
          </table:table-cell>
          <table:table-cell/>
          <table:table-cell table:style-name="ce5" office:value-type="string" calcext:value-type="string">
            <text:p><text:span text:style-name="T4">options.Gaplpha=1;                            </text:span><text:span text:style-name="T5">%Graph regularisation parameter</text:span>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6" office:value-type="string" calcext:value-type="string">
            <text:p>options.alpha=0.1;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6" office:value-type="string" calcext:value-type="string">
            <text:p>options.delta = 0.1;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6" office:value-type="string" calcext:value-type="string">
            <text:p>options.beta=10;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6" office:value-type="string" calcext:value-type="string">
            <text:p>options.gamma = 2;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2">
          <table:table-cell table:style-name="ce1" office:value-type="string" calcext:value-type="string">
            <text:p>BBCSports (3 views)</text:p>
          </table:table-cell>
          <table:table-cell table:number-columns-repeated="4"/>
          <table:table-cell table:style-name="ce5" office:value-type="string" calcext:value-type="string">
            <text:p><text:span text:style-name="T4">options.Gaplpha=1;                            </text:span><text:span text:style-name="T5">%Graph regularisation parameter</text:span>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592" calcext:value-type="float">
            <text:p>0.592</text:p>
          </table:table-cell>
          <table:table-cell office:value-type="float" office:value="0.262" calcext:value-type="float">
            <text:p>0.262</text:p>
          </table:table-cell>
          <table:table-cell office:value-type="float" office:value="0.596" calcext:value-type="float">
            <text:p>0.596</text:p>
          </table:table-cell>
          <table:table-cell/>
          <table:table-cell table:style-name="ce6" office:value-type="string" calcext:value-type="string">
            <text:p>options.alpha=0.1;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6" office:value-type="string" calcext:value-type="string">
            <text:p>options.delta = 0.1;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6" office:value-type="string" calcext:value-type="string">
            <text:p>options.beta=0.01;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6" office:value-type="string" calcext:value-type="string">
            <text:p>options.gamma = 2;</text:p>
          </table:table-cell>
          <table:table-cell table:number-columns-repeated="9"/>
        </table:table-row>
      </table:table>
      <table:table table:name="Partial K Views" table:style-name="ta1">
        <table:table-column table:style-name="co1" table:number-columns-repeated="5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number-columns-repeated="2" table:default-cell-style-name="ce13"/>
        <table:table-row table:style-name="ro1">
          <table:table-cell table:style-name="ce1" office:value-type="string" calcext:value-type="string">
            <text:p>WPVC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0.9405" calcext:value-type="float">
            <text:p>0.9405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9405" calcext:value-type="float">
            <text:p>0.9405</text:p>
          </table:table-cell>
          <table:table-cell/>
          <table:table-cell table:style-name="ce11" office:value-type="string" calcext:value-type="string">
            <text:p>options.varWeight = 0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git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8862" calcext:value-type="float">
            <text:p>0.8862</text:p>
          </table:table-cell>
          <table:table-cell/>
          <table:table-cell office:value-type="string" calcext:value-type="string">
            <text:p>options.delta = 0.1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6 Views)</text:p>
          </table:table-cell>
          <table:table-cell office:value-type="float" office:value="0.7482" calcext:value-type="float">
            <text:p>0.7482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7537" calcext:value-type="float">
            <text:p>0.7537</text:p>
          </table:table-cell>
          <table:table-cell/>
          <table:table-cell table:style-name="ce8" office:value-type="string" calcext:value-type="string">
            <text:p>options.Gaplpha=1; <text:s text:c="5"/>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22" calcext:value-type="float">
            <text:p>0.5722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5902" calcext:value-type="float">
            <text:p>0.5902</text:p>
          </table:table-cell>
          <table:table-cell/>
          <table:table-cell office:value-type="string" calcext:value-type="string">
            <text:p>options.alpha=0.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567" calcext:value-type="float">
            <text:p>0.4567</text:p>
          </table:table-cell>
          <table:table-cell office:value-type="float" office:value="0.4421" calcext:value-type="float">
            <text:p>0.4421</text:p>
          </table:table-cell>
          <table:table-cell office:value-type="float" office:value="0.4755" calcext:value-type="float">
            <text:p>0.4755</text:p>
          </table:table-cell>
          <table:table-cell/>
          <table:table-cell office:value-type="string" calcext:value-type="string">
            <text:p>options.gamma = 2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183" calcext:value-type="float">
            <text:p>0.3183</text:p>
          </table:table-cell>
          <table:table-cell office:value-type="float" office:value="0.3329" calcext:value-type="float">
            <text:p>0.3329</text:p>
          </table:table-cell>
          <table:table-cell office:value-type="float" office:value="0.3492" calcext:value-type="float">
            <text:p>0.3492</text:p>
          </table:table-cell>
          <table:table-cell/>
          <table:table-cell office:value-type="string" calcext:value-type="string">
            <text:p>options.beta=10;</text:p>
          </table:table-cell>
          <table:table-cell table:number-columns-repeated="3"/>
          <table:table-cell office:value-type="string" calcext:value-type="string">
            <text:p>Kernel used : Neighbors</text:p>
          </table:table-cell>
          <table:table-cell/>
        </table:table-row>
        <table:table-row table:style-name="ro1">
          <table:table-cell office:value-type="string" calcext:value-type="string">
            <text:p>(Averaged over 3 folds)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WPVC</text:p>
          </table:table-cell>
          <table:table-cell office:value-type="string" calcext:value-type="string">
            <text:p>(Averaged over 3 folds)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8465" calcext:value-type="float">
            <text:p>0.8465</text:p>
          </table:table-cell>
          <table:table-cell office:value-type="float" office:value="0.8236" calcext:value-type="float">
            <text:p>0.8236</text:p>
          </table:table-cell>
          <table:table-cell office:value-type="float" office:value="0.8597" calcext:value-type="float">
            <text:p>0.8597</text:p>
          </table:table-cell>
          <table:table-cell/>
          <table:table-cell office:value-type="string" calcext:value-type="string">
            <text:p>options.varWeight = 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35" calcext:value-type="float">
            <text:p>0.6435</text:p>
          </table:table-cell>
          <table:table-cell office:value-type="float" office:value="0.6167" calcext:value-type="float">
            <text:p>0.6167</text:p>
          </table:table-cell>
          <table:table-cell office:value-type="float" office:value="0.6462" calcext:value-type="float">
            <text:p>0.6462</text:p>
          </table:table-cell>
          <table:table-cell/>
          <table:table-cell office:value-type="string" calcext:value-type="string">
            <text:p>options.delta = 0.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233" calcext:value-type="float">
            <text:p>0.4233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4313" calcext:value-type="float">
            <text:p>0.4313</text:p>
          </table:table-cell>
          <table:table-cell/>
          <table:table-cell table:style-name="ce8" office:value-type="string" calcext:value-type="string">
            <text:p>options.Gaplpha=1; <text:s text:c="24"/>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41" calcext:value-type="float">
            <text:p>0.341</text:p>
          </table:table-cell>
          <table:table-cell office:value-type="float" office:value="0.348" calcext:value-type="float">
            <text:p>0.348</text:p>
          </table:table-cell>
          <table:table-cell office:value-type="float" office:value="0.3508" calcext:value-type="float">
            <text:p>0.3508</text:p>
          </table:table-cell>
          <table:table-cell/>
          <table:table-cell office:value-type="string" calcext:value-type="string">
            <text:p>options.alpha=0.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835" calcext:value-type="float">
            <text:p>0.2835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22" calcext:value-type="float">
            <text:p>0.3022</text:p>
          </table:table-cell>
          <table:table-cell/>
          <table:table-cell office:value-type="string" calcext:value-type="string">
            <text:p>options.gamma = 2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467" calcext:value-type="float">
            <text:p>0.2467</text:p>
          </table:table-cell>
          <table:table-cell office:value-type="float" office:value="0.2175" calcext:value-type="float">
            <text:p>0.2175</text:p>
          </table:table-cell>
          <table:table-cell office:value-type="float" office:value="0.2642" calcext:value-type="float">
            <text:p>0.2642</text:p>
          </table:table-cell>
          <table:table-cell/>
          <table:table-cell office:value-type="string" calcext:value-type="string">
            <text:p>options.beta=10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Different results due to changes made in normalization, post regularization, etc)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Weights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314" calcext:value-type="float">
            <text:p>0.0314</text:p>
          </table:table-cell>
          <table:table-cell office:value-type="float" office:value="0.0042" calcext:value-type="float">
            <text:p>0.0042</text:p>
          </table:table-cell>
          <table:table-cell table:style-name="Default" office:value-type="float" office:value="0.7983" calcext:value-type="float">
            <text:p>0.7983</text:p>
          </table:table-cell>
          <table:table-cell office:value-type="float" office:value="0.0595" calcext:value-type="float">
            <text:p>0.0595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3Sources</text:p>
          </table:table-cell>
          <table:table-cell office:value-type="string" calcext:value-type="string">
            <text:p>(Averaged over 3 folds)</text:p>
          </table:table-cell>
          <table:table-cell table:number-columns-repeated="3"/>
          <table:table-cell office:value-type="string" calcext:value-type="string">
            <text:p>options.varWeight = 0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" calcext:value-type="float">
            <text:p>0.57</text:p>
          </table:table-cell>
          <table:table-cell office:value-type="float" office:value="0.557" calcext:value-type="float">
            <text:p>0.557</text:p>
          </table:table-cell>
          <table:table-cell office:value-type="float" office:value="0.7554" calcext:value-type="float">
            <text:p>0.7554</text:p>
          </table:table-cell>
          <table:table-cell/>
          <table:table-cell office:value-type="string" calcext:value-type="string">
            <text:p>options.delta = 0.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385" calcext:value-type="float">
            <text:p>0.5385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716" calcext:value-type="float">
            <text:p>0.716</text:p>
          </table:table-cell>
          <table:table-cell/>
          <table:table-cell table:style-name="ce12" office:value-type="string" calcext:value-type="string">
            <text:p>options.Gaplpha=1; <text:s text:c="24"/>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404" calcext:value-type="float">
            <text:p>0.5404</text:p>
          </table:table-cell>
          <table:table-cell office:value-type="float" office:value="0.5106" calcext:value-type="float">
            <text:p>0.5106</text:p>
          </table:table-cell>
          <table:table-cell office:value-type="float" office:value="0.714" calcext:value-type="float">
            <text:p>0.714</text:p>
          </table:table-cell>
          <table:table-cell/>
          <table:table-cell office:value-type="string" calcext:value-type="string">
            <text:p>options.alpha=0.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148" calcext:value-type="float">
            <text:p>0.5148</text:p>
          </table:table-cell>
          <table:table-cell office:value-type="float" office:value="0.4576" calcext:value-type="float">
            <text:p>0.4576</text:p>
          </table:table-cell>
          <table:table-cell office:value-type="float" office:value="0.6805" calcext:value-type="float">
            <text:p>0.6805</text:p>
          </table:table-cell>
          <table:table-cell/>
          <table:table-cell office:value-type="string" calcext:value-type="string">
            <text:p>options.gamma = 2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734" calcext:value-type="float">
            <text:p>0.4734</text:p>
          </table:table-cell>
          <table:table-cell office:value-type="float" office:value="0.3592" calcext:value-type="float">
            <text:p>0.3592</text:p>
          </table:table-cell>
          <table:table-cell office:value-type="float" office:value="0.5779" calcext:value-type="float">
            <text:p>0.5779</text:p>
          </table:table-cell>
          <table:table-cell/>
          <table:table-cell office:value-type="string" calcext:value-type="string">
            <text:p>options.beta=0.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004" calcext:value-type="float">
            <text:p>0.4004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5286" calcext:value-type="float">
            <text:p>0.5286</text:p>
          </table:table-cell>
          <table:table-cell/>
          <table:table-cell office:value-type="string" calcext:value-type="string">
            <text:p>options.rounds = 100;</text:p>
          </table:table-cell>
          <table:table-cell table:number-columns-repeated="3"/>
          <table:table-cell office:value-type="string" calcext:value-type="string">
            <text:p>Kernel used : Neighbors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3Sources</text:p>
          </table:table-cell>
          <table:table-cell office:value-type="float" office:value="0.5542" calcext:value-type="float">
            <text:p>0.5542</text:p>
          </table:table-cell>
          <table:table-cell office:value-type="float" office:value="0.5666" calcext:value-type="float">
            <text:p>0.5666</text:p>
          </table:table-cell>
          <table:table-cell office:value-type="float" office:value="0.7613" calcext:value-type="float">
            <text:p>0.7613</text:p>
          </table:table-cell>
          <table:table-cell/>
          <table:table-cell office:value-type="string" calcext:value-type="string">
            <text:p>options.varWeight = 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602" calcext:value-type="float">
            <text:p>0.5602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6824" calcext:value-type="float">
            <text:p>0.6824</text:p>
          </table:table-cell>
          <table:table-cell/>
          <table:table-cell office:value-type="string" calcext:value-type="string">
            <text:p>options.delta = 0.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286" calcext:value-type="float">
            <text:p>0.5286</text:p>
          </table:table-cell>
          <table:table-cell office:value-type="float" office:value="0.4832" calcext:value-type="float">
            <text:p>0.4832</text:p>
          </table:table-cell>
          <table:table-cell office:value-type="float" office:value="0.6923" calcext:value-type="float">
            <text:p>0.6923</text:p>
          </table:table-cell>
          <table:table-cell/>
          <table:table-cell table:style-name="ce12" office:value-type="string" calcext:value-type="string">
            <text:p>options.Gaplpha=1; 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207" calcext:value-type="float">
            <text:p>0.5207</text:p>
          </table:table-cell>
          <table:table-cell office:value-type="float" office:value="0.4529" calcext:value-type="float">
            <text:p>0.4529</text:p>
          </table:table-cell>
          <table:table-cell office:value-type="float" office:value="0.6647" calcext:value-type="float">
            <text:p>0.6647</text:p>
          </table:table-cell>
          <table:table-cell/>
          <table:table-cell office:value-type="string" calcext:value-type="string">
            <text:p>options.alpha=0.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675" calcext:value-type="float">
            <text:p>0.4675</text:p>
          </table:table-cell>
          <table:table-cell office:value-type="float" office:value="0.348" calcext:value-type="float">
            <text:p>0.348</text:p>
          </table:table-cell>
          <table:table-cell office:value-type="float" office:value="0.5838" calcext:value-type="float">
            <text:p>0.5838</text:p>
          </table:table-cell>
          <table:table-cell/>
          <table:table-cell office:value-type="string" calcext:value-type="string">
            <text:p>options.gamma = 2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024" calcext:value-type="float">
            <text:p>0.4024</text:p>
          </table:table-cell>
          <table:table-cell office:value-type="float" office:value="0.225" calcext:value-type="float">
            <text:p>0.225</text:p>
          </table:table-cell>
          <table:table-cell office:value-type="float" office:value="0.5306" calcext:value-type="float">
            <text:p>0.5306</text:p>
          </table:table-cell>
          <table:table-cell/>
          <table:table-cell office:value-type="string" calcext:value-type="string">
            <text:p>options.beta=0.1;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options.rounds = 100;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Weights</text:p>
          </table:table-cell>
          <table:table-cell office:value-type="float" office:value="0.3234" calcext:value-type="float">
            <text:p>0.3234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3122" calcext:value-type="float">
            <text:p>0.3122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3Sources</text:p>
          </table:table-cell>
          <table:table-cell office:value-type="string" calcext:value-type="string">
            <text:p>(Averaged over 3 folds)</text:p>
          </table:table-cell>
          <table:table-cell table:number-columns-repeated="3"/>
          <table:table-cell office:value-type="string" calcext:value-type="string">
            <text:p>options.varWeight = 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33" calcext:value-type="float">
            <text:p>0.6233</text:p>
          </table:table-cell>
          <table:table-cell office:value-type="float" office:value="0.5609" calcext:value-type="float">
            <text:p>0.5609</text:p>
          </table:table-cell>
          <table:table-cell office:value-type="float" office:value="0.7357" calcext:value-type="float">
            <text:p>0.7357</text:p>
          </table:table-cell>
          <table:table-cell/>
          <table:table-cell office:value-type="string" calcext:value-type="string">
            <text:p>options.delta = 0.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" calcext:value-type="float">
            <text:p>0.57</text:p>
          </table:table-cell>
          <table:table-cell office:value-type="float" office:value="0.5006" calcext:value-type="float">
            <text:p>0.5006</text:p>
          </table:table-cell>
          <table:table-cell office:value-type="float" office:value="0.6963" calcext:value-type="float">
            <text:p>0.6963</text:p>
          </table:table-cell>
          <table:table-cell/>
          <table:table-cell table:style-name="ce12" office:value-type="string" calcext:value-type="string">
            <text:p>options.Gaplpha=1; <text:s text:c="24"/>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773" calcext:value-type="float">
            <text:p>0.4773</text:p>
          </table:table-cell>
          <table:table-cell office:value-type="float" office:value="0.3474" calcext:value-type="float">
            <text:p>0.3474</text:p>
          </table:table-cell>
          <table:table-cell office:value-type="float" office:value="0.6055" calcext:value-type="float">
            <text:p>0.6055</text:p>
          </table:table-cell>
          <table:table-cell/>
          <table:table-cell office:value-type="string" calcext:value-type="string">
            <text:p>options.alpha=0.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517" calcext:value-type="float">
            <text:p>0.4517</text:p>
          </table:table-cell>
          <table:table-cell office:value-type="float" office:value="0.3024" calcext:value-type="float">
            <text:p>0.3024</text:p>
          </table:table-cell>
          <table:table-cell office:value-type="float" office:value="0.5582" calcext:value-type="float">
            <text:p>0.5582</text:p>
          </table:table-cell>
          <table:table-cell/>
          <table:table-cell office:value-type="string" calcext:value-type="string">
            <text:p>options.gamma = 2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556" calcext:value-type="float">
            <text:p>0.4556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483" calcext:value-type="float">
            <text:p>0.5483</text:p>
          </table:table-cell>
          <table:table-cell/>
          <table:table-cell office:value-type="string" calcext:value-type="string">
            <text:p>options.beta=0.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063" calcext:value-type="float">
            <text:p>0.4063</text:p>
          </table:table-cell>
          <table:table-cell office:value-type="float" office:value="0.303" calcext:value-type="float">
            <text:p>0.303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options.rounds = 100;</text:p>
          </table:table-cell>
          <table:table-cell table:number-columns-repeated="3"/>
          <table:table-cell office:value-type="string" calcext:value-type="string">
            <text:p>Kernel used : Heat Kernels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3Sources</text:p>
          </table:table-cell>
          <table:table-cell office:value-type="float" office:value="0.5996" calcext:value-type="float">
            <text:p>0.5996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7278" calcext:value-type="float">
            <text:p>0.7278</text:p>
          </table:table-cell>
          <table:table-cell/>
          <table:table-cell office:value-type="string" calcext:value-type="string">
            <text:p>options.varWeight = 0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661" calcext:value-type="float">
            <text:p>0.5661</text:p>
          </table:table-cell>
          <table:table-cell office:value-type="float" office:value="0.4934" calcext:value-type="float">
            <text:p>0.4934</text:p>
          </table:table-cell>
          <table:table-cell office:value-type="float" office:value="0.6982" calcext:value-type="float">
            <text:p>0.6982</text:p>
          </table:table-cell>
          <table:table-cell/>
          <table:table-cell office:value-type="string" calcext:value-type="string">
            <text:p>options.delta = 0.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635" calcext:value-type="float">
            <text:p>0.4635</text:p>
          </table:table-cell>
          <table:table-cell office:value-type="float" office:value="0.3308" calcext:value-type="float">
            <text:p>0.3308</text:p>
          </table:table-cell>
          <table:table-cell office:value-type="float" office:value="0.5759" calcext:value-type="float">
            <text:p>0.5759</text:p>
          </table:table-cell>
          <table:table-cell/>
          <table:table-cell table:style-name="ce12" office:value-type="string" calcext:value-type="string">
            <text:p>options.Gaplpha=1; <text:s text:c="24"/>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497" calcext:value-type="float">
            <text:p>0.4497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5661" calcext:value-type="float">
            <text:p>0.5661</text:p>
          </table:table-cell>
          <table:table-cell/>
          <table:table-cell office:value-type="string" calcext:value-type="string">
            <text:p>options.alpha=0.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576" calcext:value-type="float">
            <text:p>0.4576</text:p>
          </table:table-cell>
          <table:table-cell office:value-type="float" office:value="0.268" calcext:value-type="float">
            <text:p>0.268</text:p>
          </table:table-cell>
          <table:table-cell office:value-type="float" office:value="0.5542" calcext:value-type="float">
            <text:p>0.5542</text:p>
          </table:table-cell>
          <table:table-cell/>
          <table:table-cell office:value-type="string" calcext:value-type="string">
            <text:p>options.gamma = 2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024" calcext:value-type="float">
            <text:p>0.4024</text:p>
          </table:table-cell>
          <table:table-cell office:value-type="float" office:value="0.2974" calcext:value-type="float">
            <text:p>0.2974</text:p>
          </table:table-cell>
          <table:table-cell office:value-type="float" office:value="0.5661" calcext:value-type="float">
            <text:p>0.5661</text:p>
          </table:table-cell>
          <table:table-cell/>
          <table:table-cell office:value-type="string" calcext:value-type="string">
            <text:p>options.beta=0.1;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options.rounds = 100;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3Sources</text:p>
          </table:table-cell>
          <table:table-cell office:value-type="string" calcext:value-type="string">
            <text:p>(Averaged over 3 folds)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7318" calcext:value-type="float">
            <text:p>0.7318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7771" calcext:value-type="float">
            <text:p>0.7771</text:p>
          </table:table-cell>
          <table:table-cell/>
          <table:table-cell office:value-type="string" calcext:value-type="string">
            <text:p>options.varWeight = 0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7101" calcext:value-type="float">
            <text:p>0.7101</text:p>
          </table:table-cell>
          <table:table-cell office:value-type="float" office:value="0.631" calcext:value-type="float">
            <text:p>0.631</text:p>
          </table:table-cell>
          <table:table-cell office:value-type="float" office:value="0.7495" calcext:value-type="float">
            <text:p>0.7495</text:p>
          </table:table-cell>
          <table:table-cell/>
          <table:table-cell office:value-type="string" calcext:value-type="string">
            <text:p>options.delta = 0.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29" calcext:value-type="float">
            <text:p>0.6529</text:p>
          </table:table-cell>
          <table:table-cell office:value-type="float" office:value="0.5888" calcext:value-type="float">
            <text:p>0.5888</text:p>
          </table:table-cell>
          <table:table-cell office:value-type="float" office:value="0.7495" calcext:value-type="float">
            <text:p>0.7495</text:p>
          </table:table-cell>
          <table:table-cell/>
          <table:table-cell office:value-type="string" calcext:value-type="string">
            <text:p>options.Gaplpha=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838" calcext:value-type="float">
            <text:p>0.5838</text:p>
          </table:table-cell>
          <table:table-cell office:value-type="float" office:value="0.4886" calcext:value-type="float">
            <text:p>0.4886</text:p>
          </table:table-cell>
          <table:table-cell office:value-type="float" office:value="0.6923" calcext:value-type="float">
            <text:p>0.6923</text:p>
          </table:table-cell>
          <table:table-cell/>
          <table:table-cell office:value-type="string" calcext:value-type="string">
            <text:p>options.alpha=0.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325" calcext:value-type="float">
            <text:p>0.5325</text:p>
          </table:table-cell>
          <table:table-cell office:value-type="float" office:value="0.3823" calcext:value-type="float">
            <text:p>0.3823</text:p>
          </table:table-cell>
          <table:table-cell office:value-type="float" office:value="0.6351" calcext:value-type="float">
            <text:p>0.6351</text:p>
          </table:table-cell>
          <table:table-cell/>
          <table:table-cell office:value-type="string" calcext:value-type="string">
            <text:p>options.gamma = 2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655" calcext:value-type="float">
            <text:p>0.4655</text:p>
          </table:table-cell>
          <table:table-cell office:value-type="float" office:value="0.3199" calcext:value-type="float">
            <text:p>0.3199</text:p>
          </table:table-cell>
          <table:table-cell office:value-type="float" office:value="0.5937" calcext:value-type="float">
            <text:p>0.5937</text:p>
          </table:table-cell>
          <table:table-cell/>
          <table:table-cell office:value-type="string" calcext:value-type="string">
            <text:p>options.beta=0.1;</text:p>
          </table:table-cell>
          <table:table-cell table:number-columns-repeated="3"/>
          <table:table-cell office:value-type="string" calcext:value-type="string">
            <text:p>Kernel used : Cosin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options.rounds = 100;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3Sources</text:p>
          </table:table-cell>
          <table:table-cell office:value-type="float" office:value="0.7475" calcext:value-type="float">
            <text:p>0.7475</text:p>
          </table:table-cell>
          <table:table-cell office:value-type="float" office:value="0.6671" calcext:value-type="float">
            <text:p>0.6671</text:p>
          </table:table-cell>
          <table:table-cell office:value-type="float" office:value="0.8205" calcext:value-type="float">
            <text:p>0.8205</text:p>
          </table:table-cell>
          <table:table-cell/>
          <table:table-cell office:value-type="string" calcext:value-type="string">
            <text:p>options.varWeight = 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923" calcext:value-type="float">
            <text:p>0.6923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7712" calcext:value-type="float">
            <text:p>0.7712</text:p>
          </table:table-cell>
          <table:table-cell/>
          <table:table-cell office:value-type="string" calcext:value-type="string">
            <text:p>options.delta = 0.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91" calcext:value-type="float">
            <text:p>0.6391</text:p>
          </table:table-cell>
          <table:table-cell office:value-type="float" office:value="0.5608" calcext:value-type="float">
            <text:p>0.5608</text:p>
          </table:table-cell>
          <table:table-cell office:value-type="float" office:value="0.7318" calcext:value-type="float">
            <text:p>0.7318</text:p>
          </table:table-cell>
          <table:table-cell/>
          <table:table-cell office:value-type="string" calcext:value-type="string">
            <text:p>options.Gaplpha=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819" calcext:value-type="float">
            <text:p>0.5819</text:p>
          </table:table-cell>
          <table:table-cell office:value-type="float" office:value="0.4876" calcext:value-type="float">
            <text:p>0.4876</text:p>
          </table:table-cell>
          <table:table-cell office:value-type="float" office:value="0.6923" calcext:value-type="float">
            <text:p>0.6923</text:p>
          </table:table-cell>
          <table:table-cell/>
          <table:table-cell office:value-type="string" calcext:value-type="string">
            <text:p>options.alpha=0.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207" calcext:value-type="float">
            <text:p>0.5207</text:p>
          </table:table-cell>
          <table:table-cell office:value-type="float" office:value="0.3748" calcext:value-type="float">
            <text:p>0.3748</text:p>
          </table:table-cell>
          <table:table-cell office:value-type="float" office:value="0.6292" calcext:value-type="float">
            <text:p>0.6292</text:p>
          </table:table-cell>
          <table:table-cell/>
          <table:table-cell office:value-type="string" calcext:value-type="string">
            <text:p>options.gamma = 2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556" calcext:value-type="float">
            <text:p>0.4556</text:p>
          </table:table-cell>
          <table:table-cell office:value-type="float" office:value="0.313" calcext:value-type="float">
            <text:p>0.313</text:p>
          </table:table-cell>
          <table:table-cell office:value-type="float" office:value="0.5759" calcext:value-type="float">
            <text:p>0.5759</text:p>
          </table:table-cell>
          <table:table-cell/>
          <table:table-cell office:value-type="string" calcext:value-type="string">
            <text:p>options.beta=0.1;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options.rounds = 100;</text:p>
          </table:table-cell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BBCSport</text:p>
          </table:table-cell>
          <table:table-cell table:number-columns-repeated="4"/>
          <table:table-cell office:value-type="string" calcext:value-type="string">
            <text:p>options.gamma = 2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Views</text:p>
          </table:table-cell>
          <table:table-cell office:value-type="float" office:value="0.7567" calcext:value-type="float">
            <text:p>0.7567</text:p>
          </table:table-cell>
          <table:table-cell office:value-type="float" office:value="0.5845" calcext:value-type="float">
            <text:p>0.5845</text:p>
          </table:table-cell>
          <table:table-cell office:value-type="float" office:value="0.7788" calcext:value-type="float">
            <text:p>0.7788</text:p>
          </table:table-cell>
          <table:table-cell/>
          <table:table-cell office:value-type="string" calcext:value-type="string">
            <text:p>options.Gaplpha=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808" calcext:value-type="float">
            <text:p>0.6808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7359" calcext:value-type="float">
            <text:p>0.7359</text:p>
          </table:table-cell>
          <table:table-cell/>
          <table:table-cell office:value-type="string" calcext:value-type="string">
            <text:p>options.alpha=0.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7347" calcext:value-type="float">
            <text:p>0.7347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7763" calcext:value-type="float">
            <text:p>0.7763</text:p>
          </table:table-cell>
          <table:table-cell/>
          <table:table-cell office:value-type="string" calcext:value-type="string">
            <text:p>options.delta = 0.1;</text:p>
          </table:table-cell>
          <table:table-cell table:number-columns-repeated="3"/>
          <table:table-cell office:value-type="string" calcext:value-type="string">
            <text:p>Kernel used : Cosine</text:p>
          </table:table-cell>
          <table:table-cell/>
        </table:table-row>
        <table:table-row table:style-name="ro1">
          <table:table-cell/>
          <table:table-cell office:value-type="float" office:value="0.731" calcext:value-type="float">
            <text:p>0.731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439" calcext:value-type="float">
            <text:p>0.7439</text:p>
          </table:table-cell>
          <table:table-cell/>
          <table:table-cell office:value-type="string" calcext:value-type="string">
            <text:p>options.beta=0.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07" calcext:value-type="float">
            <text:p>0.5907</text:p>
          </table:table-cell>
          <table:table-cell office:value-type="float" office:value="0.4356" calcext:value-type="float">
            <text:p>0.4356</text:p>
          </table:table-cell>
          <table:table-cell office:value-type="float" office:value="0.6513" calcext:value-type="float">
            <text:p>0.6513</text:p>
          </table:table-cell>
          <table:table-cell/>
          <table:table-cell office:value-type="string" calcext:value-type="string">
            <text:p>options.varWeight = 0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037" calcext:value-type="float">
            <text:p>0.5037</text:p>
          </table:table-cell>
          <table:table-cell office:value-type="float" office:value="0.2923" calcext:value-type="float">
            <text:p>0.2923</text:p>
          </table:table-cell>
          <table:table-cell office:value-type="float" office:value="0.5411" calcext:value-type="float">
            <text:p>0.5411</text:p>
          </table:table-cell>
          <table:table-cell/>
          <table:table-cell office:value-type="string" calcext:value-type="string">
            <text:p>options.rounds = 100;</text:p>
          </table:table-cell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WPVC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Digit (2 views)</text:p>
          </table:table-cell>
          <table:table-cell table:number-columns-repeated="4"/>
          <table:table-cell office:value-type="string" calcext:value-type="string">
            <text:p>options.varWeight = 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687" calcext:value-type="float">
            <text:p>0.9687</text:p>
          </table:table-cell>
          <table:table-cell office:value-type="float" office:value="0.9366" calcext:value-type="float">
            <text:p>0.9366</text:p>
          </table:table-cell>
          <table:table-cell office:value-type="float" office:value="0.9687" calcext:value-type="float">
            <text:p>0.9687</text:p>
          </table:table-cell>
          <table:table-cell/>
          <table:table-cell office:value-type="string" calcext:value-type="string">
            <text:p>options.delta = 0.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532" calcext:value-type="float">
            <text:p>0.9532</text:p>
          </table:table-cell>
          <table:table-cell office:value-type="float" office:value="0.9055" calcext:value-type="float">
            <text:p>0.9055</text:p>
          </table:table-cell>
          <table:table-cell office:value-type="float" office:value="0.9532" calcext:value-type="float">
            <text:p>0.9532</text:p>
          </table:table-cell>
          <table:table-cell/>
          <table:table-cell office:value-type="string" calcext:value-type="string">
            <text:p>options.Gaplpha=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167" calcext:value-type="float">
            <text:p>0.9167</text:p>
          </table:table-cell>
          <table:table-cell office:value-type="float" office:value="0.8484" calcext:value-type="float">
            <text:p>0.8484</text:p>
          </table:table-cell>
          <table:table-cell office:value-type="float" office:value="0.9167" calcext:value-type="float">
            <text:p>0.9167</text:p>
          </table:table-cell>
          <table:table-cell/>
          <table:table-cell office:value-type="string" calcext:value-type="string">
            <text:p>options.alpha=0.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84" calcext:value-type="float">
            <text:p>0.84</text:p>
          </table:table-cell>
          <table:table-cell office:value-type="float" office:value="0.776" calcext:value-type="float">
            <text:p>0.776</text:p>
          </table:table-cell>
          <table:table-cell office:value-type="float" office:value="0.8408" calcext:value-type="float">
            <text:p>0.8408</text:p>
          </table:table-cell>
          <table:table-cell/>
          <table:table-cell office:value-type="string" calcext:value-type="string">
            <text:p>options.gamma = 2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62" calcext:value-type="float">
            <text:p>0.6162</text:p>
          </table:table-cell>
          <table:table-cell office:value-type="float" office:value="0.639" calcext:value-type="float">
            <text:p>0.639</text:p>
          </table:table-cell>
          <table:table-cell office:value-type="float" office:value="0.6428" calcext:value-type="float">
            <text:p>0.6428</text:p>
          </table:table-cell>
          <table:table-cell/>
          <table:table-cell office:value-type="string" calcext:value-type="string">
            <text:p>options.beta=10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862" calcext:value-type="float">
            <text:p>0.4862</text:p>
          </table:table-cell>
          <table:table-cell office:value-type="float" office:value="0.5636" calcext:value-type="float">
            <text:p>0.5636</text:p>
          </table:table-cell>
          <table:table-cell office:value-type="float" office:value="0.511" calcext:value-type="float">
            <text:p>0.511</text:p>
          </table:table-cell>
          <table:table-cell/>
          <table:table-cell office:value-type="string" calcext:value-type="string">
            <text:p>options.rounds = 100;</text:p>
          </table:table-cell>
          <table:table-cell table:number-columns-repeated="3"/>
          <table:table-cell office:value-type="string" calcext:value-type="string">
            <text:p>Kernel used : Cosine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0.962" calcext:value-type="float">
            <text:p>0.962</text:p>
          </table:table-cell>
          <table:table-cell office:value-type="float" office:value="0.9234" calcext:value-type="float">
            <text:p>0.9234</text:p>
          </table:table-cell>
          <table:table-cell office:value-type="float" office:value="0.962" calcext:value-type="float">
            <text:p>0.962</text:p>
          </table:table-cell>
          <table:table-cell/>
          <table:table-cell office:value-type="string" calcext:value-type="string">
            <text:p>options.varWeight = 0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435" calcext:value-type="float">
            <text:p>0.9435</text:p>
          </table:table-cell>
          <table:table-cell office:value-type="float" office:value="0.8943" calcext:value-type="float">
            <text:p>0.8943</text:p>
          </table:table-cell>
          <table:table-cell office:value-type="float" office:value="0.9435" calcext:value-type="float">
            <text:p>0.9435</text:p>
          </table:table-cell>
          <table:table-cell/>
          <table:table-cell office:value-type="string" calcext:value-type="string">
            <text:p>options.delta = 0.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1" calcext:value-type="float">
            <text:p>0.91</text:p>
          </table:table-cell>
          <table:table-cell office:value-type="float" office:value="0.8385" calcext:value-type="float">
            <text:p>0.8385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string" calcext:value-type="string">
            <text:p>options.Gaplpha=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8428" calcext:value-type="float">
            <text:p>0.8428</text:p>
          </table:table-cell>
          <table:table-cell office:value-type="float" office:value="0.7649" calcext:value-type="float">
            <text:p>0.7649</text:p>
          </table:table-cell>
          <table:table-cell office:value-type="float" office:value="0.8428" calcext:value-type="float">
            <text:p>0.8428</text:p>
          </table:table-cell>
          <table:table-cell/>
          <table:table-cell office:value-type="string" calcext:value-type="string">
            <text:p>options.alpha=0.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82" calcext:value-type="float">
            <text:p>0.6382</text:p>
          </table:table-cell>
          <table:table-cell office:value-type="float" office:value="0.6533" calcext:value-type="float">
            <text:p>0.6533</text:p>
          </table:table-cell>
          <table:table-cell office:value-type="float" office:value="0.6623" calcext:value-type="float">
            <text:p>0.6623</text:p>
          </table:table-cell>
          <table:table-cell/>
          <table:table-cell office:value-type="string" calcext:value-type="string">
            <text:p>options.gamma = 2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937" calcext:value-type="float">
            <text:p>0.4937</text:p>
          </table:table-cell>
          <table:table-cell office:value-type="float" office:value="0.557" calcext:value-type="float">
            <text:p>0.557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string" calcext:value-type="string">
            <text:p>options.beta=10;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options.rounds = 100;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WPVC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float" office:value="0.9177" calcext:value-type="float">
            <text:p>0.9177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9177" calcext:value-type="float">
            <text:p>0.9177</text:p>
          </table:table-cell>
          <table:table-cell/>
          <table:table-cell office:value-type="string" calcext:value-type="string">
            <text:p>options.varWeight = 0;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Digit</text:p>
          </table:table-cell>
          <table:table-cell office:value-type="float" office:value="0.798" calcext:value-type="float">
            <text:p>0.798</text:p>
          </table:table-cell>
          <table:table-cell office:value-type="float" office:value="0.7099" calcext:value-type="float">
            <text:p>0.7099</text:p>
          </table:table-cell>
          <table:table-cell office:value-type="float" office:value="0.798" calcext:value-type="float">
            <text:p>0.798</text:p>
          </table:table-cell>
          <table:table-cell/>
          <table:table-cell office:value-type="string" calcext:value-type="string">
            <text:p>options.delta = 0.1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5 Views)</text:p>
          </table:table-cell>
          <table:table-cell office:value-type="float" office:value="0.6703" calcext:value-type="float">
            <text:p>0.6703</text:p>
          </table:table-cell>
          <table:table-cell office:value-type="float" office:value="0.6378" calcext:value-type="float">
            <text:p>0.6378</text:p>
          </table:table-cell>
          <table:table-cell office:value-type="float" office:value="0.6825" calcext:value-type="float">
            <text:p>0.6825</text:p>
          </table:table-cell>
          <table:table-cell/>
          <table:table-cell office:value-type="string" calcext:value-type="string">
            <text:p>options.Gaplpha=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823" calcext:value-type="float">
            <text:p>0.4823</text:p>
          </table:table-cell>
          <table:table-cell office:value-type="float" office:value="0.4776" calcext:value-type="float">
            <text:p>0.4776</text:p>
          </table:table-cell>
          <table:table-cell office:value-type="float" office:value="0.5017" calcext:value-type="float">
            <text:p>0.5017</text:p>
          </table:table-cell>
          <table:table-cell/>
          <table:table-cell office:value-type="string" calcext:value-type="string">
            <text:p>options.alpha=0.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107" calcext:value-type="float">
            <text:p>0.4107</text:p>
          </table:table-cell>
          <table:table-cell office:value-type="float" office:value="0.4098" calcext:value-type="float">
            <text:p>0.4098</text:p>
          </table:table-cell>
          <table:table-cell office:value-type="float" office:value="0.4353" calcext:value-type="float">
            <text:p>0.4353</text:p>
          </table:table-cell>
          <table:table-cell/>
          <table:table-cell office:value-type="string" calcext:value-type="string">
            <text:p>options.gamma = 2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938" calcext:value-type="float">
            <text:p>0.2938</text:p>
          </table:table-cell>
          <table:table-cell office:value-type="float" office:value="0.2752" calcext:value-type="float">
            <text:p>0.2752</text:p>
          </table:table-cell>
          <table:table-cell office:value-type="float" office:value="0.3157" calcext:value-type="float">
            <text:p>0.3157</text:p>
          </table:table-cell>
          <table:table-cell/>
          <table:table-cell office:value-type="string" calcext:value-type="string">
            <text:p>options.beta=10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Averaged over 3 folds)</text:p>
          </table:table-cell>
          <table:table-cell table:number-columns-repeated="4"/>
          <table:table-cell office:value-type="string" calcext:value-type="string">
            <text:p>options.rounds = 30;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Kernel used : Cosine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0.8805" calcext:value-type="float">
            <text:p>0.8805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8805" calcext:value-type="float">
            <text:p>0.8805</text:p>
          </table:table-cell>
          <table:table-cell/>
          <table:table-cell office:value-type="string" calcext:value-type="string">
            <text:p>options.varWeight = 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7" calcext:value-type="float">
            <text:p>0.637</text:p>
          </table:table-cell>
          <table:table-cell office:value-type="float" office:value="0.6101" calcext:value-type="float">
            <text:p>0.6101</text:p>
          </table:table-cell>
          <table:table-cell office:value-type="float" office:value="0.6387" calcext:value-type="float">
            <text:p>0.6387</text:p>
          </table:table-cell>
          <table:table-cell/>
          <table:table-cell office:value-type="string" calcext:value-type="string">
            <text:p>options.delta = 0.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515" calcext:value-type="float">
            <text:p>0.4515</text:p>
          </table:table-cell>
          <table:table-cell office:value-type="float" office:value="0.467" calcext:value-type="float">
            <text:p>0.467</text:p>
          </table:table-cell>
          <table:table-cell office:value-type="float" office:value="0.4633" calcext:value-type="float">
            <text:p>0.4633</text:p>
          </table:table-cell>
          <table:table-cell/>
          <table:table-cell office:value-type="string" calcext:value-type="string">
            <text:p>options.Gaplpha=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425" calcext:value-type="float">
            <text:p>0.3425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3518" calcext:value-type="float">
            <text:p>0.3518</text:p>
          </table:table-cell>
          <table:table-cell/>
          <table:table-cell office:value-type="string" calcext:value-type="string">
            <text:p>options.alpha=0.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853" calcext:value-type="float">
            <text:p>0.2853</text:p>
          </table:table-cell>
          <table:table-cell office:value-type="float" office:value="0.2995" calcext:value-type="float">
            <text:p>0.2995</text:p>
          </table:table-cell>
          <table:table-cell office:value-type="float" office:value="0.3148" calcext:value-type="float">
            <text:p>0.3148</text:p>
          </table:table-cell>
          <table:table-cell/>
          <table:table-cell office:value-type="string" calcext:value-type="string">
            <text:p>options.gamma = 2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652" calcext:value-type="float">
            <text:p>0.2652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2875" calcext:value-type="float">
            <text:p>0.2875</text:p>
          </table:table-cell>
          <table:table-cell/>
          <table:table-cell office:value-type="string" calcext:value-type="string">
            <text:p>options.beta=10;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options.rounds = 30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497 <text:s text:c="3"/>0.0629 <text:s text:c="3"/>0.0330 <text:s text:c="3"/>0.0071 <text:s text:c="3"/>0.847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WPVC</text:p>
          </table:table-cell>
          <table:table-cell table:number-columns-repeated="4"/>
          <table:table-cell office:value-type="string" calcext:value-type="string">
            <text:p>options.varWeight = 0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55" calcext:value-type="float">
            <text:p>0.6655</text:p>
          </table:table-cell>
          <table:table-cell office:value-type="float" office:value="0.6076" calcext:value-type="float">
            <text:p>0.6076</text:p>
          </table:table-cell>
          <table:table-cell office:value-type="float" office:value="0.6885" calcext:value-type="float">
            <text:p>0.6885</text:p>
          </table:table-cell>
          <table:table-cell/>
          <table:table-cell office:value-type="string" calcext:value-type="string">
            <text:p>options.delta = 0.1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git</text:p>
          </table:table-cell>
          <table:table-cell office:value-type="float" office:value="0.532" calcext:value-type="float">
            <text:p>0.532</text:p>
          </table:table-cell>
          <table:table-cell office:value-type="float" office:value="0.4927" calcext:value-type="float">
            <text:p>0.4927</text:p>
          </table:table-cell>
          <table:table-cell office:value-type="float" office:value="0.5397" calcext:value-type="float">
            <text:p>0.5397</text:p>
          </table:table-cell>
          <table:table-cell/>
          <table:table-cell office:value-type="string" calcext:value-type="string">
            <text:p>options.Gaplpha=1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5 Views)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401" calcext:value-type="float">
            <text:p>0.401</text:p>
          </table:table-cell>
          <table:table-cell/>
          <table:table-cell office:value-type="string" calcext:value-type="string">
            <text:p>options.alpha=0.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85" calcext:value-type="float">
            <text:p>0.285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2887" calcext:value-type="float">
            <text:p>0.2887</text:p>
          </table:table-cell>
          <table:table-cell/>
          <table:table-cell office:value-type="string" calcext:value-type="string">
            <text:p>options.gamma = 2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393" calcext:value-type="float">
            <text:p>0.2393</text:p>
          </table:table-cell>
          <table:table-cell office:value-type="float" office:value="0.1696" calcext:value-type="float">
            <text:p>0.1696</text:p>
          </table:table-cell>
          <table:table-cell office:value-type="float" office:value="0.251" calcext:value-type="float">
            <text:p>0.251</text:p>
          </table:table-cell>
          <table:table-cell/>
          <table:table-cell office:value-type="string" calcext:value-type="string">
            <text:p>options.beta=10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208" calcext:value-type="float">
            <text:p>0.2208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2252" calcext:value-type="float">
            <text:p>0.2252</text:p>
          </table:table-cell>
          <table:table-cell/>
          <table:table-cell office:value-type="string" calcext:value-type="string">
            <text:p>options.rounds = 30;</text:p>
          </table:table-cell>
          <table:table-cell table:number-columns-repeated="3"/>
          <table:table-cell office:value-type="string" calcext:value-type="string">
            <text:p>Kernel used : Heat Kernels</text:p>
          </table:table-cell>
          <table:table-cell/>
        </table:table-row>
        <table:table-row table:style-name="ro1">
          <table:table-cell office:value-type="string" calcext:value-type="string">
            <text:p>(Averaged over 3 folds)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0.6577" calcext:value-type="float">
            <text:p>0.6577</text:p>
          </table:table-cell>
          <table:table-cell office:value-type="float" office:value="0.5695" calcext:value-type="float">
            <text:p>0.5695</text:p>
          </table:table-cell>
          <table:table-cell office:value-type="float" office:value="0.6608" calcext:value-type="float">
            <text:p>0.6608</text:p>
          </table:table-cell>
          <table:table-cell/>
          <table:table-cell office:value-type="string" calcext:value-type="string">
            <text:p>options.varWeight = 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358" calcext:value-type="float">
            <text:p>0.5358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5442" calcext:value-type="float">
            <text:p>0.5442</text:p>
          </table:table-cell>
          <table:table-cell/>
          <table:table-cell office:value-type="string" calcext:value-type="string">
            <text:p>options.delta = 0.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583" calcext:value-type="float">
            <text:p>0.4583</text:p>
          </table:table-cell>
          <table:table-cell office:value-type="float" office:value="0.3821" calcext:value-type="float">
            <text:p>0.3821</text:p>
          </table:table-cell>
          <table:table-cell office:value-type="float" office:value="0.466" calcext:value-type="float">
            <text:p>0.466</text:p>
          </table:table-cell>
          <table:table-cell/>
          <table:table-cell office:value-type="string" calcext:value-type="string">
            <text:p>options.Gaplpha=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925" calcext:value-type="float">
            <text:p>0.2925</text:p>
          </table:table-cell>
          <table:table-cell office:value-type="float" office:value="0.2277" calcext:value-type="float">
            <text:p>0.2277</text:p>
          </table:table-cell>
          <table:table-cell office:value-type="float" office:value="0.3077" calcext:value-type="float">
            <text:p>0.3077</text:p>
          </table:table-cell>
          <table:table-cell/>
          <table:table-cell office:value-type="string" calcext:value-type="string">
            <text:p>options.alpha=0.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417" calcext:value-type="float">
            <text:p>0.2417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259" calcext:value-type="float">
            <text:p>0.259</text:p>
          </table:table-cell>
          <table:table-cell/>
          <table:table-cell office:value-type="string" calcext:value-type="string">
            <text:p>options.gamma = 2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0.1315" calcext:value-type="float">
            <text:p>0.1315</text:p>
          </table:table-cell>
          <table:table-cell office:value-type="float" office:value="0.2367" calcext:value-type="float">
            <text:p>0.2367</text:p>
          </table:table-cell>
          <table:table-cell/>
          <table:table-cell office:value-type="string" calcext:value-type="string">
            <text:p>options.beta=10;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options.rounds = 30;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WPVC</text:p>
          </table:table-cell>
          <table:table-cell table:number-columns-repeated="4"/>
          <table:table-cell office:value-type="string" calcext:value-type="string">
            <text:p>options.varWeight = 0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188" calcext:value-type="float">
            <text:p>0.9188</text:p>
          </table:table-cell>
          <table:table-cell office:value-type="float" office:value="0.8658" calcext:value-type="float">
            <text:p>0.8658</text:p>
          </table:table-cell>
          <table:table-cell office:value-type="float" office:value="0.9188" calcext:value-type="float">
            <text:p>0.9188</text:p>
          </table:table-cell>
          <table:table-cell/>
          <table:table-cell office:value-type="string" calcext:value-type="string">
            <text:p>options.delta = 0.1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git</text:p>
          </table:table-cell>
          <table:table-cell office:value-type="float" office:value="0.7992" calcext:value-type="float">
            <text:p>0.7992</text:p>
          </table:table-cell>
          <table:table-cell office:value-type="float" office:value="0.7245" calcext:value-type="float">
            <text:p>0.724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options.Gaplpha=1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5 Views)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6343" calcext:value-type="float">
            <text:p>0.6343</text:p>
          </table:table-cell>
          <table:table-cell office:value-type="float" office:value="0.6785" calcext:value-type="float">
            <text:p>0.6785</text:p>
          </table:table-cell>
          <table:table-cell/>
          <table:table-cell office:value-type="string" calcext:value-type="string">
            <text:p>options.alpha=0.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775" calcext:value-type="float">
            <text:p>0.4775</text:p>
          </table:table-cell>
          <table:table-cell office:value-type="float" office:value="0.474" calcext:value-type="float">
            <text:p>0.474</text:p>
          </table:table-cell>
          <table:table-cell office:value-type="float" office:value="0.4925" calcext:value-type="float">
            <text:p>0.4925</text:p>
          </table:table-cell>
          <table:table-cell/>
          <table:table-cell office:value-type="string" calcext:value-type="string">
            <text:p>options.gamma = 2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003" calcext:value-type="float">
            <text:p>0.4003</text:p>
          </table:table-cell>
          <table:table-cell office:value-type="float" office:value="0.3829" calcext:value-type="float">
            <text:p>0.3829</text:p>
          </table:table-cell>
          <table:table-cell office:value-type="float" office:value="0.4225" calcext:value-type="float">
            <text:p>0.4225</text:p>
          </table:table-cell>
          <table:table-cell/>
          <table:table-cell office:value-type="string" calcext:value-type="string">
            <text:p>options.beta=10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905" calcext:value-type="float">
            <text:p>0.2905</text:p>
          </table:table-cell>
          <table:table-cell office:value-type="float" office:value="0.2729" calcext:value-type="float">
            <text:p>0.2729</text:p>
          </table:table-cell>
          <table:table-cell office:value-type="float" office:value="0.3153" calcext:value-type="float">
            <text:p>0.3153</text:p>
          </table:table-cell>
          <table:table-cell/>
          <table:table-cell office:value-type="string" calcext:value-type="string">
            <text:p>options.rounds = 30;</text:p>
          </table:table-cell>
          <table:table-cell table:number-columns-repeated="3"/>
          <table:table-cell office:value-type="string" calcext:value-type="string">
            <text:p>Kernel used : Neighbors</text:p>
          </table:table-cell>
          <table:table-cell/>
        </table:table-row>
        <table:table-row table:style-name="ro1">
          <table:table-cell office:value-type="string" calcext:value-type="string">
            <text:p>(Averaged over 3 folds)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0.883" calcext:value-type="float">
            <text:p>0.883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83" calcext:value-type="float">
            <text:p>0.883</text:p>
          </table:table-cell>
          <table:table-cell/>
          <table:table-cell office:value-type="string" calcext:value-type="string">
            <text:p>options.varWeight = 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85" calcext:value-type="float">
            <text:p>0.6485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6495" calcext:value-type="float">
            <text:p>0.6495</text:p>
          </table:table-cell>
          <table:table-cell/>
          <table:table-cell office:value-type="string" calcext:value-type="string">
            <text:p>options.delta = 0.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492" calcext:value-type="float">
            <text:p>0.4492</text:p>
          </table:table-cell>
          <table:table-cell office:value-type="float" office:value="0.4656" calcext:value-type="float">
            <text:p>0.4656</text:p>
          </table:table-cell>
          <table:table-cell office:value-type="float" office:value="0.4603" calcext:value-type="float">
            <text:p>0.4603</text:p>
          </table:table-cell>
          <table:table-cell/>
          <table:table-cell office:value-type="string" calcext:value-type="string">
            <text:p>options.Gaplpha=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4" calcext:value-type="float">
            <text:p>0.34</text:p>
          </table:table-cell>
          <table:table-cell office:value-type="float" office:value="0.3669" calcext:value-type="float">
            <text:p>0.3669</text:p>
          </table:table-cell>
          <table:table-cell office:value-type="float" office:value="0.3522" calcext:value-type="float">
            <text:p>0.3522</text:p>
          </table:table-cell>
          <table:table-cell/>
          <table:table-cell office:value-type="string" calcext:value-type="string">
            <text:p>options.alpha=0.1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93" calcext:value-type="float">
            <text:p>0.293</text:p>
          </table:table-cell>
          <table:table-cell office:value-type="float" office:value="0.3199" calcext:value-type="float">
            <text:p>0.3199</text:p>
          </table:table-cell>
          <table:table-cell office:value-type="float" office:value="0.321" calcext:value-type="float">
            <text:p>0.321</text:p>
          </table:table-cell>
          <table:table-cell/>
          <table:table-cell office:value-type="string" calcext:value-type="string">
            <text:p>options.gamma = 2;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float" office:value="0.2525" calcext:value-type="float">
            <text:p>0.2525</text:p>
          </table:table-cell>
          <table:table-cell office:value-type="float" office:value="0.292" calcext:value-type="float">
            <text:p>0.292</text:p>
          </table:table-cell>
          <table:table-cell/>
          <table:table-cell office:value-type="string" calcext:value-type="string">
            <text:p>options.beta=10;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options.rounds = 30;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 style:data-style-name="N2" text:time-value="18:13:58.7919341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22:29:25.564350172</meta:creation-date>
    <dc:date>2015-12-22T21:59:53.713913270</dc:date>
    <meta:editing-duration>P1DT17M44S</meta:editing-duration>
    <meta:editing-cycles>64</meta:editing-cycles>
    <meta:generator>LibreOffice/4.2.8.2$Linux_X86_64 LibreOffice_project/420m0$Build-2</meta:generator>
    <meta:document-statistic meta:table-count="5" meta:cell-count="1349" meta:object-count="0"/>
  </office:meta>
</office:document-meta>
</file>